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mily-generic="system" style:font-pitch="variable" style:font-charset="x-symbol"/>
    <style:font-face style:name="Wingdings" svg:font-family="Wingdings"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 Fallback" svg:font-family="'Droid Sans Fallback'"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0.7688in"/>
    </style:style>
    <style:style style:name="Table1.B" style:family="table-column">
      <style:table-column-properties style:column-width="0.7694in"/>
    </style:style>
    <style:style style:name="Table1.I" style:family="table-column">
      <style:table-column-properties style:column-width="0.7701in"/>
    </style:style>
    <style:style style:name="Table1.A1" style:family="table-cell">
      <style:table-cell-properties fo:background-color="#f2f2f2" fo:padding="0.0382in" fo:border-left="0.0007in solid #000000" fo:border-right="none" fo:border-top="0.0007in solid #000000" fo:border-bottom="0.0007in solid #000000">
        <style:background-image/>
      </style:table-cell-properties>
    </style:style>
    <style:style style:name="Table1.I1" style:family="table-cell">
      <style:table-cell-properties fo:background-color="#f2f2f2" fo:padding="0.0382in" fo:border="0.0007in solid #000000">
        <style:background-image/>
      </style:table-cell-properties>
    </style:style>
    <style:style style:name="Table1.A2" style:family="table-cell">
      <style:table-cell-properties fo:background-color="#f2f2f2" fo:padding="0.0382in" fo:border-left="0.0007in solid #000000" fo:border-right="none" fo:border-top="none" fo:border-bottom="0.0007in solid #000000">
        <style:background-image/>
      </style:table-cell-properties>
    </style:style>
    <style:style style:name="Table1.B2" style:family="table-cell">
      <style:table-cell-properties style:vertical-align="middle" fo:background-color="#f2f2f2" fo:padding="0.0382in" fo:border-left="0.0007in solid #000000" fo:border-right="none" fo:border-top="none" fo:border-bottom="0.0007in solid #000000">
        <style:background-image/>
      </style:table-cell-properties>
    </style:style>
    <style:style style:name="Table1.I2" style:family="table-cell">
      <style:table-cell-properties style:vertical-align="middle" fo:background-color="#f2f2f2" fo:padding="0.0382in" fo:border-left="0.0007in solid #000000" fo:border-right="0.0007in solid #000000" fo:border-top="none" fo:border-bottom="0.0007in solid #000000">
        <style:background-image/>
      </style:table-cell-properties>
    </style:style>
    <style:style style:name="P1" style:family="paragraph" style:parent-style-name="Normal">
      <style:text-properties fo:color="#00000a" style:font-name="Calibri" text:display="none"/>
    </style:style>
    <style:style style:name="P2" style:family="paragraph" style:parent-style-name="Table_20_Heading">
      <style:text-properties style:font-name="Calibri"/>
    </style:style>
    <style:style style:name="P3" style:family="paragraph" style:parent-style-name="Table_20_Heading">
      <style:text-properties style:font-name="Calibri" style:font-size-complex="9pt"/>
    </style:style>
    <style:style style:name="P4" style:family="paragraph" style:parent-style-name="Table_20_Contents">
      <style:text-properties style:font-name="Calibri"/>
    </style:style>
    <style:style style:name="P5" style:family="paragraph" style:parent-style-name="Table_20_Contents">
      <style:text-properties style:font-name="Calibri" fo:font-size="8pt" style:font-size-asian="8pt" style:font-size-complex="8pt"/>
    </style:style>
    <style:style style:name="P6" style:family="paragraph" style:parent-style-name="Text_20_body">
      <style:paragraph-properties fo:margin-left="0.4925in" fo:margin-right="0in" fo:text-indent="0in" style:auto-text-indent="false" fo:background-color="#e6e6e6">
        <style:background-image/>
      </style:paragraph-properties>
    </style:style>
    <style:style style:name="P7" style:family="paragraph" style:parent-style-name="Text_20_body">
      <style:paragraph-properties fo:margin-left="0.4925in" fo:margin-right="0in" fo:text-indent="0in" style:auto-text-indent="false" fo:background-color="#e6e6e6">
        <style:tab-stops>
          <style:tab-stop style:position="0in"/>
        </style:tab-stops>
        <style:background-image/>
      </style:paragraph-properties>
    </style:style>
    <style:style style:name="P8" style:family="paragraph" style:parent-style-name="Text_20_body">
      <style:paragraph-properties fo:margin-left="0.4925in" fo:margin-right="0in" fo:text-align="center" style:justify-single-word="false" fo:text-indent="0in" style:auto-text-indent="false" fo:background-color="#e6e6e6">
        <style:tab-stops>
          <style:tab-stop style:position="0in"/>
        </style:tab-stops>
        <style:background-image/>
      </style:paragraph-properties>
    </style:style>
    <style:style style:name="P9" style:family="paragraph" style:parent-style-name="Standard">
      <style:paragraph-properties fo:margin-left="0.4925in" fo:margin-right="0in" fo:text-indent="0in" style:auto-text-indent="false" fo:background-color="#e6e6e6">
        <style:tab-stops>
          <style:tab-stop style:position="0in"/>
        </style:tab-stops>
        <style:background-image/>
      </style:paragraph-properties>
    </style:style>
    <style:style style:name="P10" style:family="paragraph" style:parent-style-name="Normal">
      <style:paragraph-properties fo:background-color="#f2f2f2">
        <style:background-image/>
      </style:paragraph-properties>
    </style:style>
    <style:style style:name="P11" style:family="paragraph" style:parent-style-name="Normal">
      <style:paragraph-properties fo:text-align="center" style:justify-single-word="false" fo:background-color="#f2f2f2">
        <style:background-image/>
      </style:paragraph-properties>
    </style:style>
    <style:style style:name="P12" style:family="paragraph" style:parent-style-name="Text_20_body">
      <style:text-properties style:font-name-complex="Calibri"/>
    </style:style>
    <style:style style:name="P13" style:family="paragraph" style:parent-style-name="Text_20_body">
      <style:text-properties fo:font-weight="bold" style:font-weight-asian="bold" style:font-weight-complex="bold"/>
    </style:style>
    <style:style style:name="P14" style:family="paragraph" style:parent-style-name="Normal">
      <style:paragraph-properties fo:margin-top="0in" fo:margin-bottom="0.0402in" fo:background-color="#f2f2f2">
        <style:background-image/>
      </style:paragraph-properties>
    </style:style>
    <style:style style:name="P15" style:family="paragraph" style:parent-style-name="Text_20_body">
      <style:paragraph-properties fo:margin-top="0in" fo:margin-bottom="0.0799in"/>
    </style:style>
    <style:style style:name="P16" style:family="paragraph" style:parent-style-name="pollen">
      <style:paragraph-properties fo:text-align="center" style:justify-single-word="false"/>
    </style:style>
    <style:style style:name="P17" style:family="paragraph" style:parent-style-name="Text_20_body">
      <style:paragraph-properties fo:margin-left="0in" fo:margin-right="0in" fo:text-indent="0in" style:auto-text-indent="false"/>
    </style:style>
    <style:style style:name="P18" style:family="paragraph" style:parent-style-name="Standard" style:list-style-name="WWNum6"/>
    <style:style style:name="P19" style:family="paragraph" style:parent-style-name="Standard" style:list-style-name="WWNum7"/>
    <style:style style:name="P20" style:family="paragraph" style:parent-style-name="Text_20_body" style:list-style-name="WWNum5"/>
    <style:style style:name="P21" style:family="paragraph" style:parent-style-name="Text_20_body" style:list-style-name="WWNum15"/>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WWNum8"/>
    <style:style style:name="P28" style:family="paragraph" style:parent-style-name="Text_20_body" style:list-style-name="Numbering_20_1"/>
    <style:style style:name="P29" style:family="paragraph" style:parent-style-name="Text_20_body" style:list-style-name="WWNum10"/>
    <style:style style:name="P30" style:family="paragraph" style:parent-style-name="Text_20_body" style:list-style-name="WWNum11"/>
    <style:style style:name="P31" style:family="paragraph" style:parent-style-name="Text_20_body" style:list-style-name="WWNum22"/>
    <style:style style:name="P32" style:family="paragraph" style:parent-style-name="Text_20_body" style:list-style-name="WWNum12"/>
    <style:style style:name="P33" style:family="paragraph" style:parent-style-name="Text_20_body" style:list-style-name="WWNum13"/>
    <style:style style:name="P34" style:family="paragraph" style:parent-style-name="Text_20_body" style:list-style-name="WWNum14"/>
    <style:style style:name="P35" style:family="paragraph" style:parent-style-name="Text_20_body" style:list-style-name="WWNum17"/>
    <style:style style:name="P36" style:family="paragraph" style:parent-style-name="Text_20_body" style:list-style-name="WWNum18"/>
    <style:style style:name="P37" style:family="paragraph" style:parent-style-name="Text_20_body" style:list-style-name="WWNum5">
      <style:paragraph-properties fo:margin-left="0.4925in" fo:margin-right="0in" fo:text-align="center" style:justify-single-word="false" fo:text-indent="0in" style:auto-text-indent="false" fo:background-color="#e6e6e6">
        <style:tab-stops>
          <style:tab-stop style:position="0in"/>
        </style:tab-stops>
        <style:background-image/>
      </style:paragraph-properties>
    </style:style>
    <style:style style:name="P38" style:family="paragraph" style:parent-style-name="Text_20_body" style:list-style-name="L6">
      <style:paragraph-properties fo:margin-top="0in" fo:margin-bottom="0in"/>
      <style:text-properties style:font-name="Liberation Serif"/>
    </style:style>
    <style:style style:name="P39" style:family="paragraph" style:parent-style-name="Text_20_body" style:list-style-name="L7">
      <style:paragraph-properties fo:margin-top="0in" fo:margin-bottom="0in"/>
      <style:text-properties style:font-name="Liberation Serif"/>
    </style:style>
    <style:style style:name="P40" style:family="paragraph" style:parent-style-name="Normal" style:list-style-name="WWNum4"/>
    <style:style style:name="P41" style:family="paragraph" style:parent-style-name="Normal" style:list-style-name="L6"/>
    <style:style style:name="P42" style:family="paragraph" style:parent-style-name="Normal" style:list-style-name="WWNum4">
      <style:paragraph-properties fo:margin-left="0.4925in" fo:margin-right="0in" fo:text-align="center" style:justify-single-word="false" fo:text-indent="0in" style:auto-text-indent="false" fo:background-color="#e6e6e6">
        <style:tab-stops/>
        <style:background-image/>
      </style:paragraph-properties>
    </style:style>
    <style:style style:name="P43" style:family="paragraph" style:parent-style-name="Normal" style:master-page-name="MP0">
      <style:paragraph-properties style:page-number="auto" fo:break-before="page"/>
    </style:style>
    <style:style style:name="P44" style:family="paragraph" style:parent-style-name="Heading_20_1" style:list-style-name="WWNum5" style:master-page-name="MP0">
      <style:paragraph-properties style:page-number="auto" fo:break-before="page"/>
    </style:style>
    <style:style style:name="P45" style:family="paragraph" style:parent-style-name="Heading_20_1" style:list-style-name="WWNum5">
      <style:paragraph-properties fo:break-before="page"/>
    </style:style>
    <style:style style:name="P46" style:family="paragraph" style:parent-style-name="Heading_20_4" style:list-style-name="WWNum5"/>
    <style:style style:name="P47" style:family="paragraph" style:parent-style-name="Heading_20_4" style:list-style-name="WWNum1"/>
    <style:style style:name="P48" style:family="paragraph" style:parent-style-name="Heading_20_4" style:list-style-name="WWNum2"/>
    <style:style style:name="P49" style:family="paragraph" style:parent-style-name="List_20_Paragraph" style:list-style-name="L6"/>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 style:font-size-complex="10pt" style:font-weight-complex="bold"/>
    </style:style>
    <style:style style:name="T4" style:family="text">
      <style:text-properties style:font-name-complex="Arial"/>
    </style:style>
    <style:style style:name="T5" style:family="text">
      <style:text-properties style:font-name-complex="Arial" style:font-size-complex="10pt"/>
    </style:style>
    <style:style style:name="T6" style:family="text">
      <style:text-properties style:font-size-complex="10pt"/>
    </style:style>
    <style:style style:name="T7" style:family="text">
      <style:text-properties fo:font-style="italic" style:font-style-asian="italic" style:font-name-complex="Arial" style:font-size-complex="10pt"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ize-complex="10pt" style:font-style-complex="italic"/>
    </style:style>
    <style:style style:name="T10" style:family="text">
      <style:text-properties style:font-name="Arial" style:font-name-complex="Arial"/>
    </style:style>
    <style:style style:name="T11" style:family="text">
      <style:text-properties fo:background-color="#f2f2f2"/>
    </style:style>
    <style:style style:name="T12" style:family="text">
      <style:text-properties style:font-name="DejaVu Sans Mono1" fo:font-size="10pt" style:font-size-asian="10pt" style:font-size-complex="10pt"/>
    </style:style>
    <style:style style:name="T13" style:family="text">
      <style:text-properties style:font-name="DejaVu Sans Mono1" fo:font-size="10pt" fo:font-style="italic" style:font-size-asian="10pt" style:font-style-asian="italic" style:font-size-complex="10pt" style:font-style-complex="italic"/>
    </style:style>
    <style:style style:name="T14" style:family="text">
      <style:text-properties style:font-name="Calibri" style:font-name-complex="Calibri"/>
    </style:style>
    <style:style style:name="T15" style:family="text">
      <style:text-properties fo:font-weight="normal" style:font-weight-asian="normal" style:font-weight-complex="normal"/>
    </style:style>
    <text:list-style style:name="L1">
      <text:list-level-style-bullet text:level="1" text:style-name="WW_5f_CharLFO29LVL1" text:bullet-char="">
        <style:list-level-properties/>
        <style:text-properties style:font-name="Symbol"/>
      </text:list-level-style-bullet>
      <text:list-level-style-bullet text:level="2" text:style-name="WW_5f_CharLFO29LVL2" text:bullet-char="◦">
        <style:list-level-properties/>
        <style:text-properties style:font-name="OpenSymbol"/>
      </text:list-level-style-bullet>
      <text:list-level-style-bullet text:level="3" text:style-name="WW_5f_CharLFO29LVL3" text:bullet-char="▪">
        <style:list-level-properties/>
        <style:text-properties style:font-name="OpenSymbol"/>
      </text:list-level-style-bullet>
      <text:list-level-style-bullet text:level="4" text:style-name="WW_5f_CharLFO29LVL4" text:bullet-char="">
        <style:list-level-properties/>
        <style:text-properties style:font-name="Wingdings 2"/>
      </text:list-level-style-bullet>
      <text:list-level-style-bullet text:level="5" text:style-name="WW_5f_CharLFO29LVL5" text:bullet-char="◦">
        <style:list-level-properties/>
        <style:text-properties style:font-name="OpenSymbol"/>
      </text:list-level-style-bullet>
      <text:list-level-style-bullet text:level="6" text:style-name="WW_5f_CharLFO29LVL6" text:bullet-char="▪">
        <style:list-level-properties/>
        <style:text-properties style:font-name="OpenSymbol"/>
      </text:list-level-style-bullet>
      <text:list-level-style-bullet text:level="7" text:style-name="WW_5f_CharLFO29LVL7" text:bullet-char="">
        <style:list-level-properties/>
        <style:text-properties style:font-name="Wingdings 2"/>
      </text:list-level-style-bullet>
      <text:list-level-style-bullet text:level="8" text:style-name="WW_5f_CharLFO29LVL8" text:bullet-char="◦">
        <style:list-level-properties/>
        <style:text-properties style:font-name="OpenSymbol"/>
      </text:list-level-style-bullet>
      <text:list-level-style-bullet text:level="9" text:style-name="WW_5f_CharLFO2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0LVL1" text:bullet-char="">
        <style:list-level-properties/>
        <style:text-properties style:font-name="Symbol"/>
      </text:list-level-style-bullet>
      <text:list-level-style-bullet text:level="2" text:style-name="WW_5f_CharLFO30LVL2" text:bullet-char="◦">
        <style:list-level-properties/>
        <style:text-properties style:font-name="OpenSymbol"/>
      </text:list-level-style-bullet>
      <text:list-level-style-bullet text:level="3" text:style-name="WW_5f_CharLFO30LVL3" text:bullet-char="▪">
        <style:list-level-properties/>
        <style:text-properties style:font-name="OpenSymbol"/>
      </text:list-level-style-bullet>
      <text:list-level-style-bullet text:level="4" text:style-name="WW_5f_CharLFO30LVL4" text:bullet-char="">
        <style:list-level-properties/>
        <style:text-properties style:font-name="Wingdings 2"/>
      </text:list-level-style-bullet>
      <text:list-level-style-bullet text:level="5" text:style-name="WW_5f_CharLFO30LVL5" text:bullet-char="◦">
        <style:list-level-properties/>
        <style:text-properties style:font-name="OpenSymbol"/>
      </text:list-level-style-bullet>
      <text:list-level-style-bullet text:level="6" text:style-name="WW_5f_CharLFO30LVL6" text:bullet-char="▪">
        <style:list-level-properties/>
        <style:text-properties style:font-name="OpenSymbol"/>
      </text:list-level-style-bullet>
      <text:list-level-style-bullet text:level="7" text:style-name="WW_5f_CharLFO30LVL7" text:bullet-char="">
        <style:list-level-properties/>
        <style:text-properties style:font-name="Wingdings 2"/>
      </text:list-level-style-bullet>
      <text:list-level-style-bullet text:level="8" text:style-name="WW_5f_CharLFO30LVL8" text:bullet-char="◦">
        <style:list-level-properties/>
        <style:text-properties style:font-name="OpenSymbol"/>
      </text:list-level-style-bullet>
      <text:list-level-style-bullet text:level="9" text:style-name="WW_5f_CharLFO3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1LVL1" text:bullet-char="">
        <style:list-level-properties/>
        <style:text-properties style:font-name="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Wingdings 2"/>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Wingdings 2"/>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2LVL1" text:bullet-char="">
        <style:list-level-properties/>
        <style:text-properties style:font-name="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Wingdings 2"/>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Wingdings 2"/>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3LVL1" text:bullet-char="">
        <style:list-level-properties/>
        <style:text-properties style:font-name="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Wingdings 2"/>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Wingdings 2"/>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25LVL1" text:bullet-char="">
        <style:list-level-properties text:space-before="0.25in" text:min-label-width="0.25in"/>
        <style:text-properties style:font-name="Symbol"/>
      </text:list-level-style-bullet>
      <text:list-level-style-bullet text:level="2" text:style-name="WW_5f_CharLFO25LVL2" text:bullet-char="o">
        <style:list-level-properties text:space-before="0.75in" text:min-label-width="0.25in"/>
        <style:text-properties style:font-name="Courier New"/>
      </text:list-level-style-bullet>
      <text:list-level-style-bullet text:level="3" text:style-name="WW_5f_CharLFO25LVL3" text:bullet-char="">
        <style:list-level-properties text:space-before="1.25in" text:min-label-width="0.25in"/>
        <style:text-properties style:font-name="Wingdings"/>
      </text:list-level-style-bullet>
      <text:list-level-style-bullet text:level="4" text:style-name="WW_5f_CharLFO25LVL4" text:bullet-char="">
        <style:list-level-properties text:space-before="1.75in" text:min-label-width="0.25in"/>
        <style:text-properties style:font-name="Symbol"/>
      </text:list-level-style-bullet>
      <text:list-level-style-bullet text:level="5" text:style-name="WW_5f_CharLFO25LVL5" text:bullet-char="o">
        <style:list-level-properties text:space-before="2.25in" text:min-label-width="0.25in"/>
        <style:text-properties style:font-name="Courier New"/>
      </text:list-level-style-bullet>
      <text:list-level-style-bullet text:level="6" text:style-name="WW_5f_CharLFO25LVL6" text:bullet-char="">
        <style:list-level-properties text:space-before="2.75in" text:min-label-width="0.25in"/>
        <style:text-properties style:font-name="Wingdings"/>
      </text:list-level-style-bullet>
      <text:list-level-style-bullet text:level="7" text:style-name="WW_5f_CharLFO25LVL7" text:bullet-char="">
        <style:list-level-properties text:space-before="3.25in" text:min-label-width="0.25in"/>
        <style:text-properties style:font-name="Symbol"/>
      </text:list-level-style-bullet>
      <text:list-level-style-bullet text:level="8" text:style-name="WW_5f_CharLFO25LVL8" text:bullet-char="o">
        <style:list-level-properties text:space-before="3.75in" text:min-label-width="0.25in"/>
        <style:text-properties style:font-name="Courier New"/>
      </text:list-level-style-bullet>
      <text:list-level-style-bullet text:level="9" text:style-name="WW_5f_CharLFO2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26LVL1" text:bullet-char="">
        <style:list-level-properties text:space-before="0.25in" text:min-label-width="0.25in"/>
        <style:text-properties style:font-name="Symbol"/>
      </text:list-level-style-bullet>
      <text:list-level-style-bullet text:level="2" text:style-name="WW_5f_CharLFO26LVL2" text:bullet-char="o">
        <style:list-level-properties text:space-before="0.75in" text:min-label-width="0.25in"/>
        <style:text-properties style:font-name="Courier New"/>
      </text:list-level-style-bullet>
      <text:list-level-style-bullet text:level="3" text:style-name="WW_5f_CharLFO26LVL3" text:bullet-char="">
        <style:list-level-properties text:space-before="1.25in" text:min-label-width="0.25in"/>
        <style:text-properties style:font-name="Wingdings"/>
      </text:list-level-style-bullet>
      <text:list-level-style-bullet text:level="4" text:style-name="WW_5f_CharLFO26LVL4" text:bullet-char="">
        <style:list-level-properties text:space-before="1.75in" text:min-label-width="0.25in"/>
        <style:text-properties style:font-name="Symbol"/>
      </text:list-level-style-bullet>
      <text:list-level-style-bullet text:level="5" text:style-name="WW_5f_CharLFO26LVL5" text:bullet-char="o">
        <style:list-level-properties text:space-before="2.25in" text:min-label-width="0.25in"/>
        <style:text-properties style:font-name="Courier New"/>
      </text:list-level-style-bullet>
      <text:list-level-style-bullet text:level="6" text:style-name="WW_5f_CharLFO26LVL6" text:bullet-char="">
        <style:list-level-properties text:space-before="2.75in" text:min-label-width="0.25in"/>
        <style:text-properties style:font-name="Wingdings"/>
      </text:list-level-style-bullet>
      <text:list-level-style-bullet text:level="7" text:style-name="WW_5f_CharLFO26LVL7" text:bullet-char="">
        <style:list-level-properties text:space-before="3.25in" text:min-label-width="0.25in"/>
        <style:text-properties style:font-name="Symbol"/>
      </text:list-level-style-bullet>
      <text:list-level-style-bullet text:level="8" text:style-name="WW_5f_CharLFO26LVL8" text:bullet-char="o">
        <style:list-level-properties text:space-before="3.75in" text:min-label-width="0.25in"/>
        <style:text-properties style:font-name="Courier New"/>
      </text:list-level-style-bullet>
      <text:list-level-style-bullet text:level="9" text:style-name="WW_5f_CharLFO2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07170148" text:style-name="WWNum5">
        <text:list-item text:start-value="1">
          <text:p text:style-name="P44">Pollen Terminology</text:p>
        </text:list-item>
        <text:list-item>
          <text:p text:style-name="P20">Megan Adams</text:p>
        </text:list-item>
        <text:list-item>
          <text:p text:style-name="P20">Version 1.0</text:p>
        </text:list-item>
        <text:list-item>
          <text:p text:style-name="P20">8-10-2012</text:p>
        </text:list-item>
      </text:list>
      <text:p text:style-name="Text_20_body"/>
      <text:p text:style-name="Text_20_body"><text:span text:style-name="Default_20_Paragraph_20_Font"><text:span text:style-name="T2">Overview</text:span></text:span></text:p>
      <text:p text:style-name="Text_20_body">Pollen is an object oriented language for platforms with resource limitations. It supports objects and classes but does not support dynamic binding, subtyping, or implementation inheritance. The definition and functionality of types reflects target architecture resource limits. Pollen also supports primitive types and module types (singleton classes). Other language constructs with type characteristics include protocols (interfaces without subtyping), and compositions.</text:p>
      <text:p text:style-name="Text_20_body"/>
      <text:p text:style-name="Text_20_body">The capabilities and restrictions of pollen types are enumerated in this table:</text:p>
      <text:p text:style-name="P1"/>
      <table:table table:name="Table1" table:style-name="Table1">
        <table:table-column table:style-name="Table1.A"/>
        <table:table-column table:style-name="Table1.B" table:number-columns-repeated="7"/>
        <table:table-column table:style-name="Table1.I"/>
        <table:table-header-rows>
          <table:table-row>
            <table:table-cell table:style-name="Table1.A1" office:value-type="string">
              <text:p text:style-name="P2"/>
            </table:table-cell>
            <table:table-cell table:style-name="Table1.A1" office:value-type="string">
              <text:p text:style-name="P3">Class</text:p>
            </table:table-cell>
            <table:table-cell table:style-name="Table1.A1" office:value-type="string">
              <text:p text:style-name="P3">Composition</text:p>
            </table:table-cell>
            <table:table-cell table:style-name="Table1.A1" office:value-type="string">
              <text:p text:style-name="P3">Enum</text:p>
            </table:table-cell>
            <table:table-cell table:style-name="Table1.A1" office:value-type="string">
              <text:p text:style-name="P2">Function reference</text:p>
            </table:table-cell>
            <table:table-cell table:style-name="Table1.A1" office:value-type="string">
              <text:p text:style-name="P2">Module</text:p>
              <text:p text:style-name="P2"/>
            </table:table-cell>
            <table:table-cell table:style-name="Table1.A1" office:value-type="string">
              <text:p text:style-name="P2">Primitive</text:p>
            </table:table-cell>
            <table:table-cell table:style-name="Table1.A1" office:value-type="string">
              <text:p text:style-name="P2">Proxy</text:p>
              <text:p text:style-name="P2"/>
            </table:table-cell>
            <table:table-cell table:style-name="Table1.I1" office:value-type="string">
              <text:p text:style-name="P2">Protocol</text:p>
              <text:p text:style-name="P2"/>
            </table:table-cell>
          </table:table-row>
        </table:table-header-rows>
        <table:table-row>
          <table:table-cell table:style-name="Table1.A2" office:value-type="string">
            <text:p text:style-name="P5">Instantiate</text:p>
            <text:p text:style-name="P5">static</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N</text:p>
          </table:table-cell>
        </table:table-row>
        <table:table-row>
          <table:table-cell table:style-name="Table1.A2" office:value-type="string">
            <text:p text:style-name="P5">Instantiate dynamic</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N</text:p>
          </table:table-cell>
        </table:table-row>
        <table:table-row>
          <table:table-cell table:style-name="Table1.A2" office:value-type="string">
            <text:p text:style-name="P5">Function <text:s/>parameter</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N</text:p>
          </table:table-cell>
          <table:table-cell table:style-name="Table1.I2" office:value-type="string">
            <text:p text:style-name="P4">N</text:p>
          </table:table-cell>
        </table:table-row>
        <table:table-row>
          <table:table-cell table:style-name="Table1.A2" office:value-type="string">
            <text:p text:style-name="P5">Meta parameter</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N</text:p>
          </table:table-cell>
          <table:table-cell table:style-name="Table1.I2" office:value-type="string">
            <text:p text:style-name="P4">N</text:p>
          </table:table-cell>
        </table:table-row>
        <table:table-row>
          <table:table-cell table:style-name="Table1.A2" office:value-type="string">
            <text:p text:style-name="P5">Meta type</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Y</text:p>
          </table:table-cell>
        </table:table-row>
        <table:table-row>
          <table:table-cell table:style-name="Table1.A2" office:value-type="string">
            <text:p text:style-name="P5">Implement protocols</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N</text:p>
          </table:table-cell>
        </table:table-row>
        <table:table-row>
          <table:table-cell table:style-name="Table1.A2" office:value-type="string">
            <text:p text:style-name="P5">Bound to a protocol</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Y</text:p>
          </table:table-cell>
          <table:table-cell table:style-name="Table1.I2" office:value-type="string">
            <text:p text:style-name="P4">N</text:p>
          </table:table-cell>
        </table:table-row>
        <table:table-row>
          <table:table-cell table:style-name="Table1.A2" office:value-type="string">
            <text:p text:style-name="P5">Export modules</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N</text:p>
          </table:table-cell>
        </table:table-row>
        <table:table-row>
          <table:table-cell table:style-name="Table1.A2" office:value-type="string">
            <text:p text:style-name="P5">Define enum</text:p>
          </table:table-cell>
          <table:table-cell table:style-name="Table1.B2" office:value-type="string">
            <text:p text:style-name="P4">Y</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Y</text:p>
          </table:table-cell>
        </table:table-row>
        <table:table-row>
          <table:table-cell table:style-name="Table1.A2" office:value-type="string">
            <text:p text:style-name="P5">Extends</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Y</text:p>
          </table:table-cell>
        </table:table-row>
        <table:table-row>
          <table:table-cell table:style-name="Table1.A2" office:value-type="string">
            <text:p text:style-name="P5">Encapsulate code and data</text:p>
          </table:table-cell>
          <table:table-cell table:style-name="Table1.B2" office:value-type="string">
            <text:p text:style-name="P4">Y</text:p>
          </table:table-cell>
          <table:table-cell table:style-name="Table1.B2" office:value-type="string">
            <text:p text:style-name="P4">Y (host)</text:p>
          </table:table-cell>
          <table:table-cell table:style-name="Table1.B2" office:value-type="string">
            <text:p text:style-name="P4">N</text:p>
          </table:table-cell>
          <table:table-cell table:style-name="Table1.B2" office:value-type="string">
            <text:p text:style-name="P4">N</text:p>
          </table:table-cell>
          <table:table-cell table:style-name="Table1.B2" office:value-type="string">
            <text:p text:style-name="P4">Y</text:p>
          </table:table-cell>
          <table:table-cell table:style-name="Table1.B2" office:value-type="string">
            <text:p text:style-name="P4">N</text:p>
          </table:table-cell>
          <table:table-cell table:style-name="Table1.B2" office:value-type="string">
            <text:p text:style-name="P4">N</text:p>
          </table:table-cell>
          <table:table-cell table:style-name="Table1.I2" office:value-type="string">
            <text:p text:style-name="P4">N</text:p>
          </table:table-cell>
        </table:table-row>
      </table:table>
      <text:p text:style-name="Text_20_body"/>
      <text:p text:style-name="Text_20_body">Note that inheritance (‘extends’) is a TBD for protocols and compositions and is not (will not be) supported for any other types.</text:p>
      <text:p text:style-name="Text_20_body">A proxy is also called 'protocol member' (of a module).</text:p>
      <text:p text:style-name="Text_20_body"/>
      <text:p text:style-name="Text_20_body"><text:span text:style-name="Default_20_Paragraph_20_Font"><text:span text:style-name="T2">Application </text:span></text:span><text:span text:style-name="Default_20_Paragraph_20_Font"><text:span text:style-name="T2">lifecycle –</text:span></text:span> This is suppored with pollen.reset(), pollen.ready(), pollen.shutdown(), pollen.run(), pollen.hibernate().</text:p>
      <text:list xml:id="list797792763" text:style-name="WWNum15">
        <text:list-item text:start-value="1">
          <text:p text:style-name="P21"><text:soft-page-break/>pollen.run() is user defined but also is a trigger for including the pollen application lifecycle code. If you give the translator a file with no pollen.run() and no main(), <text:s/>no application startup will be generated. Pollen.run() can appear in any module (but not in any class), and it can appear in many modules but only top level one is used. The file that you give the translator must have a pollen.run(), that is defined as the top level file.</text:p>
        </text:list-item>
        <text:list-item>
          <text:p text:style-name="P21">For pollen.reset(), pollen.ready(), pollen.shutdown(), and pollen.hibernate(), <text:s text:c="2"/>system defined defaults are present though the user can define one. Only one redefinition of these can appear in a bundle.</text:p>
        </text:list-item>
        <text:list-item>
          <text:p text:style-name="P21">After pollen.reset() every module's constructor is called – NOTE order is undefined!</text:p>
        </text:list-item>
        <text:list-item>
          <text:p text:style-name="P21">Pollen.hibernate() puts the processor into a low power state. Generally implementation includes enabling a couple of interrupts <text:s/>so if they happen, power goes up / on again. Not implemented now but heavily used in practice.</text:p>
        </text:list-item>
      </text:list>
      <text:p text:style-name="Text_20_body">See 'Object lifecycle' for the lifecycle of objects.</text:p>
      <text:p text:style-name="Text_20_body"><text:span text:style-name="Default_20_Paragraph_20_Font"><text:span text:style-name="T2">Bundle </text:span></text:span>a collection of packages, that is: a directory of packages. When given a directory, the translator will handle it as a collection of packages and process all of them.</text:p>
      <text:p text:style-name="Text_20_body"><text:span text:style-name="Default_20_Paragraph_20_Font"><text:span text:style-name="T2">Class</text:span></text:span> – a user defined data type that encapsulates code and data.</text:p>
      <text:list xml:id="list203991812" text:style-name="L1">
        <text:list-item>
          <text:p text:style-name="P22">No public data members.</text:p>
        </text:list-item>
        <text:list-item>
          <text:p text:style-name="P22">Objects of class type can be instantiated <text:s/>(modules cannot). Initialized with a constructor.</text:p>
        </text:list-item>
        <text:list-item>
          <text:p text:style-name="P22">Does not support inheritance.</text:p>
        </text:list-item>
        <text:list-item>
          <text:p text:style-name="P22">Does support meta.</text:p>
        </text:list-item>
        <text:list-item>
          <text:p text:style-name="P22">Can implement protocols.</text:p>
        </text:list-item>
        <text:list-item>
          <text:p text:style-name="P22">Objects are instantiated at build time currently and differ from modules in that they are not singletons. Real dynamic instances and memory management policies are TBD.</text:p>
        </text:list-item>
        <text:list-item>
          <text:p text:style-name="P22">Can define host functions or variables – note that if the class is dynamically allocated, those functions will never be called. <text:s/></text:p>
        </text:list-item>
      </text:list>
      <text:p text:style-name="Text_20_body"><text:span text:style-name="Default_20_Paragraph_20_Font"><text:span text:style-name="T2">Composition</text:span></text:span> – A composition is a configuration module.</text:p>
      <text:p text:style-name="Text_20_body">A composition is a wrapper from the implementation point of view, but a module from the user point of view.</text:p>
      <text:p text:style-name="Text_20_body">Compositions import modules, configure them through host functions, then expose modules and functions via the export keyword. The composition itself is exposed as another module. Access as 'compositionname.modulename' and can also export compostion.module.</text:p>
      <text:p text:style-name="Text_20_body">Any code it defines is host only. No code defined in the composition will have an appearance on the target. See Ex.3. It can, however, export target functions (which are defined in a module imported by the composition).</text:p>
      <text:list xml:id="list1942708059" text:style-name="L2">
        <text:list-item>
          <text:p text:style-name="P23"><text:soft-page-break/>Can only define host functions and data members. See 'host'. (This formerly was called a config file.)</text:p>
        </text:list-item>
        <text:list-item>
          <text:p text:style-name="P23">Can export target (or host) functions.</text:p>
        </text:list-item>
        <text:list-item>
          <text:p text:style-name="P23">Can implement protocol.</text:p>
        </text:list-item>
        <text:list-item>
          <text:p text:style-name="P23">Compositions support meta with a few special rules, see Meta.</text:p>
        </text:list-item>
        <text:list-item>
          <text:p text:style-name="P23">Compositions import other compositions. Can export those compositions too.</text:p>
        </text:list-item>
        <text:list-item>
          <text:p text:style-name="P23">Current syntax for importing compositions: 'From composition import name' (name is a function or module in composition). Want to configure in composition, then import.</text:p>
        </text:list-item>
        <text:list-item>
          <text:p text:style-name="P23">A function in a composition can be exported – these are the functions that can be imported from compositions.</text:p>
        </text:list-item>
      </text:list>
      <text:list xml:id="list905786322" text:style-name="L3">
        <text:list-item>
          <text:p text:style-name="P24">'Import &lt;composition&gt;' – imports everything the composition exports, which consists of (only) modules or functions.</text:p>
        </text:list-item>
        <text:list-item>
          <text:p text:style-name="P24">A function can be explicitly exported (export Mod.foo) or it can be one of the public host functions defined by the composition (in this case no explicit export is needed).</text:p>
        </text:list-item>
        <text:list-item>
          <text:p text:style-name="P24">Compositions implement protocols. That is, they <text:s/>implement host functions and export module target functions according to the protocol. The functionality of this granularity of export (function granularity) is to allow for satisfying the protocol. A type check in the parser will verify that the composition does implement all protocol functions, host and target, in one of these ways.</text:p>
        </text:list-item>
      </text:list>
      <text:list xml:id="list2154645409" text:style-name="WWNum4">
        <text:list-item>
          <text:list>
            <text:list-item>
              <text:list>
                <text:list-item>
                  <text:list>
                    <text:list-item>
                      <text:p text:style-name="P40"/>
                    </text:list-item>
                  </text:list>
                </text:list-item>
              </text:list>
            </text:list-item>
          </text:list>
        </text:list-item>
      </text:list>
      <text:p text:style-name="P7"><text:span text:style-name="code"><text:span text:style-name="T5">import pin1</text:span></text:span></text:p>
      <text:p text:style-name="P7"><text:span text:style-name="code"><text:span text:style-name="T5">import LED</text:span></text:span></text:p>
      <text:p text:style-name="P7"><text:span text:style-name="code"><text:span text:style-name="T5">import MCU</text:span></text:span></text:p>
      <text:p text:style-name="P7"><text:span text:style-name="code"><text:span text:style-name="T5">composition Board {</text:span></text:span></text:p>
      <text:p text:style-name="P7"><text:span text:style-name="code"><text:span text:style-name="T5"><text:s text:c="2"/>export LED</text:span></text:span></text:p>
      <text:p text:style-name="P7"><text:span text:style-name="code"><text:span text:style-name="T5"><text:s text:c="2"/>export M</text:span></text:span><text:span text:style-name="code"><text:span text:style-name="T5">CU.reset <text:s/>// a function</text:span></text:span></text:p>
      <text:p text:style-name="P7"><text:span text:style-name="code"><text:span text:style-name="T5">host Board() { // host initializer</text:span></text:span></text:p>
      <text:p text:style-name="P7"><text:span text:style-name="code"><text:span text:style-name="T5"><text:s text:c="2"/>LED.pin1 := pin1 <text:s text:c="2"/>// binding operator</text:span></text:span></text:p>
      <text:p text:style-name="P7"><text:span text:style-name="code"><text:span text:style-name="T5">}</text:span></text:span></text:p>
      <text:p text:style-name="P7"><text:span text:style-name="code"><text:span text:style-name="T6">In another place...</text:span></text:span></text:p>
      <text:p text:style-name="P7"><text:span text:style-name="code"><text:span text:style-name="T5">From Board import LED // Note this could be simplified as 'import Board'</text:span></text:span></text:p>
      <text:list xml:id="list1226105000" text:continue-numbering="true" text:style-name="WWNum4">
        <text:list-item>
          <text:list>
            <text:list-item>
              <text:list>
                <text:list-item>
                  <text:list>
                    <text:list-item>
                      <text:p text:style-name="P42"><text:span text:style-name="code"><text:span text:style-name="T7">Composition Example</text:span></text:span></text:p>
                    </text:list-item>
                    <text:list-item>
                      <text:p text:style-name="P40"/>
                    </text:list-item>
                  </text:list>
                </text:list-item>
              </text:list>
            </text:list-item>
          </text:list>
        </text:list-item>
      </text:list>
      <text:p text:style-name="P9"><text:span text:style-name="code"><text:span text:style-name="T5">import M as X</text:span></text:span></text:p>
      <text:p text:style-name="P9"><text:span text:style-name="code"><text:span text:style-name="T5">composition Comp implement</text:span></text:span><text:span text:style-name="code"><text:span text:style-name="T5">s MyProtocol {</text:span></text:span></text:p>
      <text:p text:style-name="P9"><text:span text:style-name="code"><text:span text:style-name="T5">  export X </text:span></text:span></text:p>
      <text:p text:style-name="P9"><text:span text:style-name="code"><text:span text:style-name="T5">  export M.foo as bar // not currently supported but a good idea</text:span></text:span></text:p>
      <text:p text:style-name="P9"/>
      <text:p text:style-name="P9"><text:span text:style-name="code"><text:span text:style-name="T5">  public host myfunc() {</text:span></text:span></text:p>
      <text:p text:style-name="P9"><text:soft-page-break/><text:span text:style-name="code"><text:span text:style-name="T5">  </text:span></text:span></text:p>
      <text:p text:style-name="P9"><text:span text:style-name="code"><text:span text:style-name="T5">  } </text:span></text:span></text:p>
      <text:p text:style-name="P9"><text:span text:style-name="code"><text:span text:style-name="T5">}</text:span></text:span></text:p>
      <text:p text:style-name="P9"><text:span text:style-name="code"><text:span text:style-name="T6">----</text:span></text:span></text:p>
      <text:p text:style-name="P9"><text:span text:style-name="code"><text:span text:style-name="T5">import Comp</text:span></text:span></text:p>
      <text:p text:style-name="P9"><text:span text:style-name="code"><text:span text:style-name="T5">from Comp import X</text:span></text:span></text:p>
      <text:p text:style-name="P9"/>
      <text:p text:style-name="P9"><text:span text:style-name="code"><text:span text:style-name="T5">module N {</text:span></text:span></text:p>
      <text:p text:style-name="P9"/>
      <text:p text:style-name="P9"><text:span text:style-name="code"><text:span text:style-name="T5">  host N() {</text:span></text:span></text:p>
      <text:p text:style-name="P9"><text:span text:style-name="code"><text:span text:style-name="T5">    Comp.myfunc</text:span></text:span></text:p>
      <text:p text:style-name="P9"><text:span text:style-name="code"><text:span text:style-name="T5">  }</text:span></text:span></text:p>
      <text:p text:style-name="P9"/>
      <text:p text:style-name="P9"><text:span text:style-name="code"><text:span text:style-name="T5">  pollen.run()() {</text:span></text:span></text:p>
      <text:p text:style-name="P9"><text:span text:style-name="code"><text:span text:style-name="T5">    Comp.bar()</text:span></text:span></text:p>
      <text:p text:style-name="P9"><text:span text:style-name="code"><text:span text:style-name="T5">  }</text:span></text:span></text:p>
      <text:p text:style-name="P9"><text:span text:style-name="code"><text:span text:style-name="T5">}</text:span></text:span></text:p>
      <text:list xml:id="list553809992" text:continue-numbering="true" text:style-name="WWNum4">
        <text:list-item>
          <text:list>
            <text:list-item>
              <text:list>
                <text:list-item>
                  <text:list>
                    <text:list-item>
                      <text:p text:style-name="P42"><text:span text:style-name="code"><text:span text:style-name="T7">Composition Example</text:span></text:span></text:p>
                    </text:list-item>
                  </text:list>
                </text:list-item>
              </text:list>
            </text:list-item>
          </text:list>
        </text:list-item>
      </text:list>
      <text:p text:style-name="Text_20_body"><text:span text:style-name="Default_20_Paragraph_20_Font"><text:span text:style-name="T2">Constructor</text:span></text:span>. For a module, <text:s/>it is called once. Module constructors have no parameters (though meta modules can have meta parameters). The default constructor will allocate memory and initialize variables. The module constructor is called at boot up by system. Class constructors are called dynamically. The default constructor is executed before any user defined constructor.</text:p>
      <text:p text:style-name="Text_20_body">To minimize runtime overhead, constructor functionality should be done by the loader whenever possible. </text:p>
      <text:p text:style-name="Text_20_body">Syntax for dynamic instantiation:</text:p>
      <text:p text:style-name="pollen"><text:span text:style-name="code">new T1 t()</text:span></text:p>
      <text:p text:style-name="pollen"><text:span text:style-name="code">new T1 t(x,y)<text:tab/><text:tab/><text:tab/>// declaration form </text:span></text:p>
      <text:p text:style-name="Text_20_body">Syntax for reference assigned to new instantiation:</text:p>
      <text:p text:style-name="pollen">T1 t = new T1(x,y) <text:s text:c="10"/>// expression form</text:p>
      <text:p text:style-name="Text_20_body"/>
      <text:p text:style-name="Text_20_body"><text:span text:style-name="Default_20_Paragraph_20_Font"><text:span text:style-name="T1">Function References</text:span></text:span> - A function name can be used as a type for declaration of a function reference These can be class, protocol or module function references. Protocol function references are more generic. </text:p>
      <text:p text:style-name="Text_20_body">Syntax for function reference:</text:p>
      <text:p text:style-name="pollen">T1.fcn() fref<text:tab/><text:tab/>// fcn takes no parameters</text:p>
      <text:p text:style-name="pollen">T1.fcn1(bool x) fref1 <text:s/><text:tab/>// fcn takes parameters</text:p>
      <text:list xml:id="list1935734346" text:style-name="L4">
        <text:list-item>
          <text:p text:style-name="P25">Function references can be parameters.</text:p>
        </text:list-item>
      </text:list>
      <text:p text:style-name="pollen"><text:span text:style-name="code">protocol Handler {</text:span></text:p>
      <text:p text:style-name="pollen"><text:span text:style-name="code"><text:s text:c="2"/>Public h()</text:span></text:p>
      <text:p text:style-name="pollen"><text:span text:style-name="code">}</text:span></text:p>
      <text:p text:style-name="pollen"><text:span text:style-name="code">import </text:span><text:span text:style-name="code">Handler</text:span></text:p>
      <text:p text:style-name="pollen"><text:span text:style-name="code">module M {</text:span></text:p>
      <text:p text:style-name="pollen"><text:span text:style-name="code"><text:s text:c="2"/>Handler.h() myHandler // &lt;protocol.fcn&gt; is the type,</text:span></text:p>
      <text:p text:style-name="pollen"><text:span text:style-name="code"><text:s text:c="40"/>// a call on the function is myHandler()</text:span></text:p>
      <text:p text:style-name="pollen"><text:span text:style-name="code">}</text:span></text:p>
      <text:p text:style-name="pollen"><text:span text:style-name="code">// Note function refs don't need to be declared, there is a default</text:span></text:p>
      <text:p text:style-name="pollen"><text:span text:style-name="code">// which is the function name.</text:span></text:p>
      <text:p text:style-name="pollen"><text:span text:style-name="code">meta { type T }</text:span></text:p>
      <text:p text:style-name="pollen"><text:span text:style-name="code">import Handler{}</text:span></text:p>
      <text:p text:style-name="pollen"><text:soft-page-break/><text:span text:style-name="code">class Event {</text:span></text:p>
      <text:p text:style-name="pollen"><text:span text:style-name="code"><text:s text:c="2"/>Handler.h() myHandler</text:span></text:p>
      <text:p text:style-name="pollen"><text:span text:style-name="code"><text:s text:c="2"/>fire() {</text:span></text:p>
      <text:p text:style-name="pollen"><text:span text:style-name="code"><text:s text:c="4"/>myHandler()</text:span></text:p>
      <text:p text:style-name="pollen"><text:span text:style-name="code"><text:s text:c="2"/>}</text:span></text:p>
      <text:p text:style-name="pollen"><text:span text:style-name="code">}</text:span></text:p>
      <text:p text:style-name="P11"><text:span text:style-name="code"><text:span text:style-name="T8">Function Reference</text:span></text:span></text:p>
      <text:p text:style-name="Text_20_body"><text:span text:style-name="Default_20_Paragraph_20_Font"><text:span text:style-name="T2">Host</text:span></text:span> – Modules and compositions can define host data members and host functions. Host functions execute on the host to create the load time initial state of the application. Current pollen creates a c header file and in this way defines the static environment of the app. Host data members appear in the c header file. A class can also define host functions or variables – but if the class is dynamically allocated, those functions will never be called.</text:p>
      <text:p text:style-name="Text_20_body">Note that host functions can access instance data members (unlike static classes) because they are defining the initial state, not accessing the instance data.</text:p>
      <text:p text:style-name="Text_20_body"><text:span text:style-name="Default_20_Paragraph_20_Font"><text:span text:style-name="T2">Import</text:span></text:span>- The import statement can appear in classes, modules, protocols, and compositions. Classes, modules, protocols, and compositions can import classes, modules, compositions, protocols. <text:s/>Packages cannot be imported.</text:p>
      <text:p text:style-name="pollen"><text:span text:style-name="code"><text:span text:style-name="T4">From &lt;composition&gt; import &lt;module&gt; // may have meta parameters</text:span></text:span></text:p>
      <text:p text:style-name="pollen"><text:span text:style-name="code"><text:span text:style-name="T4">Import Events <text:s/>// import all public features except meta features,</text:span></text:span></text:p>
      <text:p text:style-name="pollen"><text:span text:style-name="code"><text:span text:style-name="T4"><text:s text:c="15"/>// which need type parameters. Should be error checked.</text:span></text:span></text:p>
      <text:p text:style-name="pollen"><text:span text:style-name="code"><text:span text:style-name="T4"><text:s text:c="15"/>// Note some meta parameters have defaults.</text:span></text:span></text:p>
      <text:p text:style-name="pollen"><text:span text:style-name="code"/></text:p>
      <text:p text:style-name="pollen"><text:span text:style-name="code"><text:span text:style-name="T4">from Events import Event{uint} <text:s/>// Events is a composition.</text:span></text:span></text:p>
      <text:p text:style-name="pollen"><text:span text:style-name="code"/></text:p>
      <text:p text:style-name="pollen"><text:span text:style-name="code"><text:span text:style-name="T4">Import * <text:s text:c="6"/>// ‘*’ not currently supported, it would mean import any modules in my current directory.</text:span></text:span></text:p>
      <text:p text:style-name="pollen"><text:span text:style-name="code"><text:span text:style-name="T4"><text:s text:c="21"/>// Note for ‘*’ meta types would need extra specification.</text:span></text:span></text:p>
      <text:p text:style-name="Text_20_body"><text:span text:style-name="Default_20_Paragraph_20_Font"><text:span text:style-name="T2">Injected code</text:span></text:span> You can drop into the generated c code within pollen through use of '+{'... '}+'.</text:p>
      <text:p text:style-name="P12">Note there is a requirement to be able to substitute names into the c scope from the pollen scope. The existing mechanism is awkward, see the example below (with some alternatives). How to map names across the c/pollen boundary? If injected code needs to access module names, how will that be supported?</text:p>
      <text:p text:style-name="pollen"><text:span text:style-name="code"><text:span text:style-name="T6">---</text:span></text:span></text:p>
      <text:p text:style-name="pollen"><text:span text:style-name="code"><text:span text:style-name="T6">Interrupt meta module for AV</text:span></text:span><text:span text:style-name="code"><text:span text:style-name="T6">R microcontrollers*</text:span></text:span></text:p>
      <text:p text:style-name="pollen"><text:span text:style-name="code"><text:span text:style-name="T6">This module is GCC specific</text:span></text:span></text:p>
      <text:p text:style-name="pollen"><text:span text:style-name="code"><text:span text:style-name="T6">--- <text:s/></text:span></text:span></text:p>
      <text:p text:style-name="pollen"><text:span text:style-name="code"><text:span text:style-name="T6">from pollen.interfaces import Handler</text:span></text:span></text:p>
      <text:p text:style-name="pollen"><text:span text:style-name="code"><text:span text:style-name="T6">from pollen.interfaces import Interrupt</text:span></text:span></text:p>
      <text:p text:style-name="pollen"><text:span text:style-name="code"><text:span text:style-name="T6"><text:s text:c="4"/></text:span></text:span></text:p>
      <text:p text:style-name="pollen"><text:span text:style-name="code"><text:span text:style-name="T6">meta {string name, string enableRegister, string enableBit, string clearRegister, string clearBit}</text:span></text:span></text:p>
      <text:p text:style-name="pollen"><text:span text:style-name="code"><text:span text:style-name="T6"><text:s text:c="12"/></text:span></text:span></text:p>
      <text:p text:style-name="pollen"><text:span text:style-name="code"><text:span text:style-name="T6">module </text:span></text:span><text:span text:style-name="code"><text:span text:style-name="T6">InterruptMeta implements Interrupt {</text:span></text:span></text:p>
      <text:p text:style-name="pollen"><text:span text:style-name="code"><text:span text:style-name="T6"><text:s text:c="4"/></text:span></text:span></text:p>
      <text:p text:style-name="pollen"><text:span text:style-name="code"><text:span text:style-name="T6"><text:s text:c="8"/>+{ #include &lt;avr/io.h&gt; }+</text:span></text:span></text:p>
      <text:p text:style-name="pollen"><text:span text:style-name="code"><text:span text:style-name="T6"><text:s text:c="8"/>+{ #include &lt;avr/interrupt.h&gt; }+</text:span></text:span></text:p>
      <text:p text:style-name="pollen"><text:span text:style-name="code"><text:span text:style-name="T6"><text:s text:c="5"/></text:span></text:span></text:p>
      <text:p text:style-name="pollen"><text:span text:style-name="code"><text:span text:style-name="T6"><text:s text:c="8"/>+{ ISR( }+ <text:s/>// c macro in avr/interrupt.h,</text:span></text:span></text:p>
      <text:p text:style-name="pollen"><text:span text:style-name="code"><text:span text:style-name="T6"><text:s text:c="9"/>//it expands to gcc specific way of defining interrupt function.</text:span></text:span></text:p>
      <text:p text:style-name="pollen"><text:span text:style-name="code"><text:span text:style-name="T6"><text:s text:c="8"/></text:span></text:span><text:span text:style-name="code"><text:span text:style-name="T6">+{name}+ <text:s text:c="3"/>// Existing mechanism.</text:span></text:span></text:p>
      <text:p text:style-name="pollen"><text:soft-page-break/><text:span text:style-name="code"><text:span text:style-name="T6"><text:s text:c="8"/>+{ ) { }+ <text:s text:c="2"/>// will call module function isr()</text:span></text:span></text:p>
      <text:p text:style-name="pollen"><text:span text:style-name="code"><text:span text:style-name="T6"><text:s text:c="8"/>+{isr()}+</text:span></text:span></text:p>
      <text:p text:style-name="pollen"><text:span text:style-name="code"><text:span text:style-name="T6"><text:s text:c="4"/>+{;} }+</text:span></text:span></text:p>
      <text:p text:style-name="pollen"/>
      <text:p text:style-name="pollen"><text:span text:style-name="code"><text:span text:style-name="T6"><text:tab/> // Existing scheme generated #defines for undefining</text:span></text:span></text:p>
      <text:p text:style-name="pollen"><text:span text:style-name="code"><text:span text:style-name="T6"><text:s text:c="4"/>// names and redefined them and then could spit out c code.</text:span></text:span></text:p>
      <text:p text:style-name="pollen"><text:span text:style-name="code"><text:span text:style-name="T6"><text:s text:c="4"/>// Note how </text:span></text:span><text:span text:style-name="code"><text:span text:style-name="T6">the c compiler will handle an illegal undefine -</text:span></text:span></text:p>
      <text:p text:style-name="pollen"><text:span text:style-name="code"><text:span text:style-name="T6"><text:tab/> // this could break the c in a way that is ugly and hard</text:span></text:span></text:p>
      <text:p text:style-name="pollen"><text:span text:style-name="code"><text:span text:style-name="T6"><text:s text:c="4"/>//to understand. The idea is</text:span></text:span></text:p>
      <text:p text:style-name="pollen"><text:span text:style-name="code"><text:span text:style-name="T6"><text:tab/> // that people who are newbies should not be confused</text:span></text:span></text:p>
      <text:p text:style-name="pollen"><text:span text:style-name="code"><text:span text:style-name="T6"><text:s text:c="4"/>// by looking at the c code.</text:span></text:span></text:p>
      <text:p text:style-name="pollen"/>
      <text:p text:style-name="pollen"><text:span text:style-name="code"><text:span text:style-name="T6"><text:s text:c="8"/>+{ ISR($name$) {i</text:span></text:span><text:span text:style-name="code"><text:span text:style-name="T6">sr();} }+ <text:s/>// regex substitution into the c code</text:span></text:span></text:p>
      <text:p text:style-name="pollen"><text:span text:style-name="code"><text:span text:style-name="T6"><text:s text:c="8"/>// parallel to c substitution of c names into asm scope (ASM?)</text:span></text:span></text:p>
      <text:p text:style-name="pollen"><text:span text:style-name="code"><text:span text:style-name="T6"><text:s text:c="8"/>// or special syntax like MODULE_VARIABLE</text:span></text:span></text:p>
      <text:p text:style-name="pollen"><text:span text:style-name="code"><text:span text:style-name="T6"><text:s text:c="8"/>// could be a sequence, like calling a function.</text:span></text:span></text:p>
      <text:p text:style-name="pollen"><text:span text:style-name="code"><text:span text:style-name="T6"><text:s text:c="8"/>// Name needs to be v</text:span></text:span><text:span text:style-name="code"><text:span text:style-name="T6">alid in the c scope. <text:s/></text:span></text:span></text:p>
      <text:p text:style-name="pollen"><text:span text:style-name="code"><text:span text:style-name="T6"><text:s text:c="8"/>//</text:span></text:span></text:p>
      <text:p text:style-name="pollen"><text:span text:style-name="code"><text:span text:style-name="T6"><text:tab/> <text:s text:c="3"/>+{ ISR (+{name}+) {isr();} }+ <text:s text:c="2"/></text:span></text:span></text:p>
      <text:p text:style-name="pollen"><text:span text:style-name="code"><text:span text:style-name="T6"><text:s text:c="13"/>// This has nesting, does lexer support? I think not.</text:span></text:span></text:p>
      <text:p text:style-name="pollen"><text:span text:style-name="code"><text:span text:style-name="T6"><text:s text:c="7"/>+{ ISR( +(name)+ {isr();} }+ <text:s text:c="4"/></text:span></text:span></text:p>
      <text:p text:style-name="pollen"><text:span text:style-name="code"><text:span text:style-name="T6"><text:s text:c="13"/>// this won't work because of x+(y... is legal c</text:span></text:span></text:p>
      <text:p text:style-name="pollen"><text:span text:style-name="code"><text:span text:style-name="T6"><text:s text:c="7"/>// etc.</text:span></text:span><text:span text:style-name="code"><text:span text:style-name="T6">..</text:span></text:span></text:p>
      <text:p text:style-name="pollen"><text:span text:style-name="code"><text:span text:style-name="T6"><text:s text:c="8"/>}</text:span></text:span></text:p>
      <text:p text:style-name="pollen"><text:span text:style-name="code"><text:span text:style-name="T6">}</text:span></text:span></text:p>
      <text:p text:style-name="pollen"><text:span text:style-name="code"><text:span text:style-name="T9">Injected Code</text:span></text:span></text:p>
      <text:p text:style-name="Text_20_body"><text:span text:style-name="Default_20_Paragraph_20_Font"><text:span text:style-name="T2">Memory management –</text:span></text:span> This is TBD. Use 'new' and 'free'. These will hook into pollen.new and pollen.free. If a new() is done without a preceding free for that reference there should be a warning. Memory warnings are target dependent. Memory management modules can use host variables for target specific limits.</text:p>
      <text:p text:style-name="Text_20_body"><text:span text:style-name="Default_20_Paragraph_20_Font"><text:span text:style-name="T2">Memory Model –</text:span></text:span> In these systems there is no operating system to define heap and stack. The memory will be handled by pollen routines. Implement a stack and heap that grow towards each other in memory. Program binary and static constants (e.g. string constants) are put into flash.</text:p>
      <text:p text:style-name="Text_20_body"><text:span text:style-name="Default_20_Paragraph_20_Font"><text:span text:style-name="T2">Meta</text:span></text:span> –'meta' is something that causes generation of another code unit: Protocol, composition, class, module. (meta can precede each of these). Meta types are imported into a scope. <text:s/></text:p>
      <text:p text:style-name="Text_20_body">Meta declarations:</text:p>
      <text:p text:style-name="P14"><text:span text:style-name="code">meta {string name} class MyClass</text:span></text:p>
      <text:p text:style-name="P10"><text:span text:style-name="code">meta {type T, uint8 cap} class Queue <text:s/>// type T can be module, class etc</text:span></text:p>
      <text:p text:style-name="Text_20_body">Meta instantiation:</text:p>
      <text:p text:style-name="P10"><text:span text:style-name="code">import Led{isActiveLow=false} as Led1</text:span></text:p>
      <text:p text:style-name="P10"><text:span text:style-name="code"><text:s text:c="11"/>^ static literal or </text:span><text:span text:style-name="code">module references, no statements or expressions</text:span></text:p>
      <text:p text:style-name="Text_20_body">To instantiate a meta module (or class or protocol)</text:p>
      <text:p text:style-name="pollen"><text:span text:style-name="code">package x.y.z</text:span></text:p>
      <text:p text:style-name="pollen"><text:span text:style-name="code">import Led{false} as Led1 <text:s/>// instantiate</text:span></text:p>
      <text:p text:style-name="pollen"><text:span text:style-name="code">module MyExample {</text:span></text:p>
      <text:p text:style-name="pollen"><text:span text:style-name="code"><text:s text:c="2"/>pollen.run()() {</text:span></text:p>
      <text:p text:style-name="pollen"><text:span text:style-name="code"><text:s text:c="4"/>Led1.on()</text:span></text:p>
      <text:p text:style-name="pollen"><text:span text:style-name="code"><text:s text:c="2"/>}</text:span></text:p>
      <text:p text:style-name="pollen"><text:span text:style-name="code">}</text:span></text:p>
      <text:p text:style-name="pollen"><text:span text:style-name="code"><text:span text:style-name="T8">Meta Instantiation</text:span></text:span></text:p>
      <text:p text:style-name="Text_20_body"><text:soft-page-break/>Everything in Led will get generated into package x.y.z with name Led1.</text:p>
      <text:p text:style-name="Text_20_body">To define meta module Led:</text:p>
      <text:p text:style-name="pollen"><text:span text:style-name="code">from pollen.protocols import Gpio</text:span></text:p>
      <text:p text:style-name="pollen"><text:span text:style-name="code">meta {bool isActiveLow = true} <text:s/>// this module meta parameter has a default</text:span></text:p>
      <text:p text:style-name="pollen"><text:span text:style-name="code">module Led {</text:span></text:p>
      <text:p text:style-name="pollen"><text:span text:style-name="code"><text:s text:c="4"/>host Gpio LedPin</text:span></text:p>
      <text:p text:style-name="pollen"><text:span text:style-name="code"><text:s text:c="4"/>Led() {</text:span></text:p>
      <text:p text:style-name="pollen"><text:span text:style-name="code"><text:s text:c="8"/>LedPin.clear()</text:span></text:p>
      <text:p text:style-name="pollen"><text:span text:style-name="code"><text:s/></text:span><text:span text:style-name="code"><text:s text:c="7"/>LedPin.makeOutput()</text:span></text:p>
      <text:p text:style-name="pollen"><text:span text:style-name="code"><text:s text:c="4"/>}</text:span></text:p>
      <text:p text:style-name="pollen"><text:span text:style-name="code"><text:s text:c="4"/>public on() {</text:span></text:p>
      <text:p text:style-name="pollen"><text:span text:style-name="code"><text:s text:c="8"/>// NOTE 'provided' is meta syntax only</text:span></text:p>
      <text:p text:style-name="pollen"><text:span text:style-name="code"><text:s text:c="8"/>provided (isActiveLow == false) {</text:span></text:p>
      <text:p text:style-name="pollen"><text:span text:style-name="code"><text:s text:c="12"/>LedPin.set()</text:span></text:p>
      <text:p text:style-name="pollen"><text:span text:style-name="code"><text:s text:c="8"/>} else {</text:span></text:p>
      <text:p text:style-name="pollen"><text:span text:style-name="code"><text:s text:c="12"/>LedPin.clear()</text:span></text:p>
      <text:p text:style-name="pollen"><text:span text:style-name="code"><text:s text:c="8"/>}</text:span></text:p>
      <text:p text:style-name="pollen"><text:span text:style-name="code"><text:s text:c="4"/>}</text:span></text:p>
      <text:p text:style-name="pollen"><text:span text:style-name="code">}</text:span></text:p>
      <text:p text:style-name="P16"><text:span text:style-name="code"><text:span text:style-name="T8">Meta Instantiation</text:span></text:span></text:p>
      <text:p text:style-name="Text_20_body">Default meta parameter values:</text:p>
      <text:p text:style-name="pollen"><text:span text:style-name="code">meta{&lt;parameters&gt;[=default]}</text:span></text:p>
      <text:p text:style-name="pollen"><text:span text:style-name="code">module Led { <text:s text:c="2"/>// or class or composition or protocol</text:span></text:p>
      <text:p text:style-name="pollen"><text:span text:style-name="code">}</text:span></text:p>
      <text:p text:style-name="Text_20_body">How to refer to any instantiations of type Event?</text:p>
      <text:p text:style-name="Text_20_body">For example, in queue of events, how to refer to any Event?</text:p>
      <text:p text:style-name="Text_20_body">Event{Any} is current pollen syntax. Event{} is better, more succinct and no additional vocabulary.</text:p>
      <text:p text:style-name="pollen"><text:span text:style-name="code">import Event{} <text:s text:c="3"/>// will be used for any instantiation of Event</text:span></text:p>
      <text:p text:style-name="pollen"><text:span text:style-name="code">import Event{} as Events</text:span></text:p>
      <text:p text:style-name="pollen"><text:span text:style-name="code">import Event <text:s text:c="2"/>// without {} will use the default template parameter type</text:span></text:p>
      <text:p text:style-name="pollen"><text:span text:style-name="code">import Events // Events is a </text:span><text:span text:style-name="code">composition</text:span></text:p>
      <text:p text:style-name="pollen"><text:span text:style-name="code">from Events import Event{uint8} as Event8</text:span></text:p>
      <text:p text:style-name="pollen"><text:span text:style-name="code">from Events import Event{uint16} as Event16</text:span></text:p>
      <text:p text:style-name="pollen"><text:span text:style-name="code"><text:span text:style-name="T8">Meta Instantiations</text:span></text:span></text:p>
      <text:p text:style-name="Text_20_body"/>
      <text:p text:style-name="Text_20_body">This example shows how the {} type parameter eventually gets a value – below, in HelloWorld. Note that HelloWorld has to instantiate EventHandler because it implements Handler.</text:p>
      <text:p text:style-name="Text_20_body">The idea is that Event and EventHandler get instantiated where instantiation type is known by the requestor. But Event (for example) may need to reference EventHandler before it is instantiated.</text:p>
      <text:p text:style-name="pollen"><text:span text:style-name="code">---</text:span></text:p>
      <text:p text:style-name="pollen"><text:span text:style-name="code">EventHandler</text:span></text:p>
      <text:p text:style-name="pollen"><text:span text:style-name="code">---</text:span></text:p>
      <text:p text:style-name="pollen"><text:span text:style-name="code">meta{type T} protocol EventHandler {</text:span></text:p>
      <text:p text:style-name="pollen"><text:span text:style-name="code"><text:s text:c="8"/>public handle(T e)</text:span></text:p>
      <text:p text:style-name="pollen"><text:span text:style-name="code">}</text:span></text:p>
      <text:p text:style-name="pollen"><text:span text:style-name="code">---</text:span></text:p>
      <text:p text:style-name="pollen"><text:span text:style-name="code">Event</text:span></text:p>
      <text:p text:style-name="pollen"><text:soft-page-break/><text:span text:style-name="code">---</text:span></text:p>
      <text:p text:style-name="pollen"><text:span text:style-name="code">meta{type T = uint8}</text:span></text:p>
      <text:p text:style-name="pollen"><text:span text:style-name="code"><text:s text:c="2"/>// NOTE import below is import for the namespace of 'provided'</text:span></text:p>
      <text:p text:style-name="pollen"><text:span text:style-name="code">import EventHandler{} as EH // <text:s text:c="2"/>'{}' defers instantiation type (think of as a </text:span><text:span text:style-name="code">void pointe</text:span><text:span text:style-name="code">r) <text:s text:c="16"/></text:span></text:p>
      <text:p text:style-name="pollen"><text:span text:style-name="code">type Event {</text:span></text:p>
      <text:p text:style-name="pollen"><text:span text:style-name="code"><text:s text:c="2"/>// NOTE import here is in the namespace of the generated type</text:span></text:p>
      <text:p text:style-name="pollen"><text:span text:style-name="code"><text:s text:c="2"/>uint8 code = 0</text:span></text:p>
      <text:p text:style-name="pollen"><text:span text:style-name="code"><text:s text:c="2"/>EH.handle handler = 0</text:span></text:p>
      <text:p text:style-name="pollen"><text:span text:style-name="code"><text:s text:c="2"/>public Event(EH.handle handler = 0, uint8 code = 0) {</text:span></text:p>
      <text:p text:style-name="pollen"><text:span text:style-name="code"><text:s text:c="5"/>@handler = handler; @code = code</text:span></text:p>
      <text:p text:style-name="pollen"><text:span text:style-name="code"><text:s text:c="2"/>}</text:span></text:p>
      <text:p text:style-name="pollen"><text:span text:style-name="code"><text:s text:c="2"/>public handle() {</text:span></text:p>
      <text:p text:style-name="pollen"><text:span text:style-name="code"><text:s text:c="8"/>if (handler != null) {</text:span></text:p>
      <text:p text:style-name="pollen"><text:span text:style-name="code"><text:s text:c="10"/>handler(@) // '@' for 'this'</text:span></text:p>
      <text:p text:style-name="pollen"><text:span text:style-name="code"><text:s text:c="5"/>}</text:span></text:p>
      <text:p text:style-name="pollen"><text:span text:style-name="code"><text:s text:c="2"/>}</text:span></text:p>
      <text:p text:style-name="pollen"><text:span text:style-name="code">}</text:span></text:p>
      <text:p text:style-name="pollen"><text:span text:style-name="code">------</text:span></text:p>
      <text:p text:style-name="pollen"><text:span text:style-name="code">import EventHandler{uint8} as Handler</text:span></text:p>
      <text:p text:style-name="pollen"><text:span text:style-name="code">import Event // default meta parameter type is uint8</text:span></text:p>
      <text:p text:style-name="pollen"/>
      <text:p text:style-name="pollen"><text:span text:style-name="code">module HelloWorld implements Handler {</text:span></text:p>
      <text:p text:style-name="pollen"/>
      <text:p text:style-name="pollen"><text:span text:style-name="code"><text:s text:c="2"/>Event e1(handle, 1) <text:s text:c="2"/>// handle </text:span><text:span text:style-name="code">is function reference</text:span></text:p>
      <text:p text:style-name="pollen"><text:span text:style-name="code"><text:s text:c="2"/>Event e2(handle, 2)</text:span></text:p>
      <text:p text:style-name="pollen"/>
      <text:p text:style-name="pollen"><text:span text:style-name="code"><text:s text:c="2"/>pollen.run()() {</text:span></text:p>
      <text:p text:style-name="pollen"><text:span text:style-name="code"><text:s text:c="4"/>VirutalTimer t1</text:span></text:p>
      <text:p text:style-name="pollen"><text:span text:style-name="code"><text:s text:c="4"/>VirutalTimer t2</text:span></text:p>
      <text:p text:style-name="pollen"><text:span text:style-name="code"><text:s text:c="8"/></text:span></text:p>
      <text:p text:style-name="pollen"><text:span text:style-name="code"><text:s text:c="4"/>t1.start(e1, 250)</text:span></text:p>
      <text:p text:style-name="pollen"><text:span text:style-name="code"><text:s text:c="4"/>t2.start(e2, 250)</text:span></text:p>
      <text:p text:style-name="pollen"><text:span text:style-name="code"><text:s text:c="8"/></text:span></text:p>
      <text:p text:style-name="pollen"><text:span text:style-name="code"><text:s text:c="4"/>Events.run()</text:span></text:p>
      <text:p text:style-name="pollen"><text:span text:style-name="code"><text:s text:c="2"/>}</text:span></text:p>
      <text:p text:style-name="pollen"><text:span text:style-name="code"><text:s text:c="2"/>public handle(uint8 id) { ... <text:s/>} <text:s text:c="2"/></text:span></text:p>
      <text:p text:style-name="pollen"><text:span text:style-name="code">}</text:span></text:p>
      <text:p text:style-name="pollen"><text:span text:style-name="code"><text:span text:style-name="T8">Use of '{}' to refer to any </text:span></text:span><text:span text:style-name="code"><text:span text:style-name="T8">instantiation</text:span></text:span></text:p>
      <text:p text:style-name="Text_20_body"><text:span text:style-name="Default_20_Paragraph_20_Font"><text:span text:style-name="T15">Note that this could be handled without the dependency between EventHandler and Event by using function references instead of EventHandler as a meta protocol. </text:span></text:span></text:p>
      <text:p text:style-name="Text_20_body"><text:span text:style-name="Default_20_Paragraph_20_Font"><text:span text:style-name="T2">Module</text:span></text:span> – Singleton class. A user defined data type that encapsulates code and data.</text:p>
      <text:list xml:id="list1250327053" text:style-name="L5">
        <text:list-item>
          <text:p text:style-name="P26">Can implement protocols.</text:p>
        </text:list-item>
        <text:list-item>
          <text:p text:style-name="P26">Does not support inheritance.</text:p>
        </text:list-item>
        <text:list-item>
          <text:p text:style-name="P26">No public data members.</text:p>
        </text:list-item>
        <text:list-item>
          <text:p text:style-name="P26">Constructed but not instantiated. Modules have constructors. See Ex. 1.</text:p>
        </text:list-item>
        <text:list-item>
          <text:p text:style-name="P26">Can implement host functions and define host variables. See 'host'.</text:p>
        </text:list-item>
        <text:list-item>
          <text:p text:style-name="P26">Can define module references: M m, where M is an imported module. ‘m’ can be passed as a parameter to a function taking type M. This is syntactic sugar <text:soft-page-break/>because M as a singleton is always available.</text:p>
        </text:list-item>
      </text:list>
      <text:p text:style-name="Text_20_body"><text:span text:style-name="Default_20_Paragraph_20_Font"><text:span text:style-name="T2">Module name –</text:span></text:span> the module M can be referenced as 'M' (it may need qualification depending on the context). 'M' is the static singleton instance for the module with that name.</text:p>
      <text:p text:style-name="Text_20_body"><text:span text:style-name="Default_20_Paragraph_20_Font"><text:span text:style-name="T2">Module references – </text:span></text:span>There are 2 kinds of module references: module name, and protocol members (proxies). For the latter, given LEDP for LED protocol and LED1 for a module that implements LEDP:</text:p>
      <text:p text:style-name="pollen"><text:s text:c="2"/><text:span text:style-name="Default_20_Paragraph_20_Font"><text:span text:style-name="T11">LEDP led</text:span></text:span><text:span text:style-name="Default_20_Paragraph_20_Font"><text:span text:style-name="T11"><text:tab/></text:span></text:span><text:span text:style-name="Default_20_Paragraph_20_Font"><text:span text:style-name="T11"><text:tab/>// <text:s/>a protocol member that is yet to be bound to a module</text:span></text:span></text:p>
      <text:p text:style-name="Text_20_body"><text:span text:style-name="Default_20_Paragraph_20_Font"><text:span text:style-name="T2">Module binding operator</text:span></text:span></text:p>
      <text:p text:style-name="Text_20_body">A protocol member of a module has the type of a protocol and it is bound to a module with the binding operator. Below LED1 is a module and led has protocol type.</text:p>
      <text:p text:style-name="pollen"><text:s text:c="3"/><text:span text:style-name="Default_20_Paragraph_20_Font"><text:span text:style-name="T11">led := LED1 <text:s text:c="11"/>// ':=' is binding operator</text:span></text:span></text:p>
      <text:p text:style-name="Text_20_body">The binding operator can only <text:s/>occur in a host function or module body.</text:p>
      <text:p text:style-name="Text_20_body">A protocol member (proxy) cannot be passed as a parameter.</text:p>
      <text:p text:style-name="Text_20_body">Note class objects cannot be bound this way in host functions because of their dynamic lifecycle.</text:p>
      <text:p text:style-name="Text_20_body"/>
      <text:p text:style-name="P7"><text:span text:style-name="Default_20_Paragraph_20_Font"><text:span text:style-name="T12">Protocol F {</text:span></text:span></text:p>
      <text:p text:style-name="P7"><text:span text:style-name="Default_20_Paragraph_20_Font"><text:span text:style-name="T12"><text:s text:c="2"/>put()</text:span></text:span></text:p>
      <text:p text:style-name="P7"><text:span text:style-name="Default_20_Paragraph_20_Font"><text:span text:style-name="T12">}</text:span></text:span></text:p>
      <text:p text:style-name="P7"><text:span text:style-name="Default_20_Paragraph_20_Font"><text:span text:style-name="T12">Module X {</text:span></text:span></text:p>
      <text:p text:style-name="P7"><text:span text:style-name="Default_20_Paragraph_20_Font"><text:span text:style-name="T12"><text:s text:c="2"/>public F f <text:s/>// declaring a protocol member (a proxy)</text:span></text:span></text:p>
      <text:p text:style-name="P7"><text:span text:style-name="Default_20_Paragraph_20_Font"><text:span text:style-name="T12"><text:s text:c="2"/>host bindf() {</text:span></text:span></text:p>
      <text:p text:style-name="P7"><text:span text:style-name="Default_20_Paragraph_20_Font"><text:span text:style-name="T12"><text:tab/></text:span></text:span><text:span text:style-name="code"><text:span text:style-name="T10">X.f :</text:span></text:span><text:span text:style-name="code"><text:span text:style-name="T10">= A </text:span></text:span><text:span text:style-name="Default_20_Paragraph_20_Font"><text:span text:style-name="T12"><text:s/>// only in host functions or the body of a module.</text:span></text:span></text:p>
      <text:p text:style-name="P7"><text:span text:style-name="Default_20_Paragraph_20_Font"><text:span text:style-name="T12"><text:tab/>// Static operation.</text:span></text:span></text:p>
      <text:p text:style-name="P7"><text:span text:style-name="Default_20_Paragraph_20_Font"><text:span text:style-name="T12"><text:s text:c="2"/>}</text:span></text:span></text:p>
      <text:p text:style-name="P7"><text:span text:style-name="Default_20_Paragraph_20_Font"><text:span text:style-name="T12">}</text:span></text:span></text:p>
      <text:p text:style-name="P7"><text:span text:style-name="Default_20_Paragraph_20_Font"><text:span text:style-name="T12">Module A implements F {</text:span></text:span></text:p>
      <text:p text:style-name="P7"><text:span text:style-name="Default_20_Paragraph_20_Font"><text:span text:style-name="T12">}</text:span></text:span></text:p>
      <text:p text:style-name="P8"><text:span text:style-name="Default_20_Paragraph_20_Font"><text:span text:style-name="T13">Binding Module to Protocol</text:span></text:span></text:p>
      <text:p text:style-name="P7"><text:span text:style-name="Default_20_Paragraph_20_Font"><text:span text:style-name="T12">In Module X you can have 'public F f' declared, <text:s/>essentially a public variable. <text:s/>This is the only public variable </text:span></text:span><text:span text:style-name="Default_20_Paragraph_20_Font"><text:span text:style-name="T12">allowed. It is a protocol member of a module.</text:span></text:span></text:p>
      <text:p text:style-name="P7"/>
      <text:p text:style-name="Text_20_body">The host function binds A to f: in some composition</text:p>
      <text:p text:style-name="Text_20_body"><text:s/></text:p>
      <text:p text:style-name="Text_20_body"><text:span text:style-name="Default_20_Paragraph_20_Font"><text:span text:style-name="T2">Object</text:span></text:span> – an instantiation of a class type. Objects can be statically instantiated. Dynamic instantiation is TBD.</text:p>
      <text:p text:style-name="Text_20_body"><text:soft-page-break/><text:span text:style-name="Default_20_Paragraph_20_Font"><text:span text:style-name="T2">Object lifecycle</text:span></text:span> – An object has a class type. Class objects are statically instantiated as a result of declarations. They are dynamically instantiated as a result of pollen.new(). Pollen.new() is invoked in if the keyword 'new' is used in the declaration. Dynamically instantiated objects are released via 'free'. A finalize method is optional in the class definition and if present it will be executed before the 'free'.</text:p>
      <text:p text:style-name="Text_20_body"><text:span text:style-name="Default_20_Paragraph_20_Font"><text:span text:style-name="T2">Protocol</text:span></text:span> – Protocols are like interfaces but do not support subtyping. <text:s/>A class, module, or composition can implement a protocol. Protocols support inheritance. Protocol data members are the only data members allowed to be public (for proxies.)</text:p>
      <text:p text:style-name="Text_20_body"><text:span text:style-name="T2">Protocol Binding</text:span> – Protocol binding refers to the binding of a protocol to a module in a host function or the body of a module. It is static – it must occur before load time.</text:p>
      <text:p text:style-name="Text_20_body"><text:span text:style-name="Default_20_Paragraph_20_Font"><text:span text:style-name="T2">Protocol Member <text:s/>(Proxy) </text:span></text:span>- A variable can have a protocol type only if it is bound in a host function or the body of a module. This is a protocol member. These variables cannot be passed as parameters. See 'Module Reference' and 'Module Binding Operator'.</text:p>
      <text:p text:style-name="Text_20_body">Proxy = build time binding of a module to a protocol.</text:p>
      <text:p text:style-name="Text_20_body">There are data members, target functions, host functions, and protocol members. The latter are used as a handle to protocol services. The module type is bound to the protocol at build time – via the binding operator.</text:p>
      <text:p text:style-name="pollen"><text:span text:style-name="code">Mod M {</text:span></text:p>
      <text:p text:style-name="pollen"><text:span text:style-name="code"><text:s text:c="3"/>Pin x <text:s text:c="5"/>// Pin is a protocol</text:span></text:p>
      <text:p text:style-name="pollen"><text:span text:style-name="code"><text:s text:c="3"/>//Can use as if x is a module with pin protocol in my scope</text:span></text:p>
      <text:p text:style-name="pollen"><text:span text:style-name="code">}</text:span></text:p>
      <text:p text:style-name="pollen"><text:span text:style-name="code">----</text:span></text:p>
      <text:p text:style-name="pollen"><text:span text:style-name="code">Composition N</text:span><text:span text:style-name="code"> {</text:span></text:p>
      <text:p text:style-name="pollen"><text:span text:style-name="code">host N {</text:span></text:p>
      <text:p text:style-name="pollen"><text:s text:c="6"/><text:span text:style-name="code">M.x:= z</text:span></text:p>
      <text:p text:style-name="pollen"><text:span text:style-name="code"><text:s text:c="3"/>}</text:span></text:p>
      <text:p text:style-name="pollen"><text:span text:style-name="code">} <text:s/>// M.x.foo() is not allowed – because this is build time init.</text:span></text:p>
      <text:p text:style-name="pollen"><text:span text:style-name="code"><text:span text:style-name="T8">Protocol Member</text:span></text:span></text:p>
      <text:p text:style-name="Text_20_body"/>
      <text:p text:style-name="Text_20_body"><text:span text:style-name="Default_20_Paragraph_20_Font"><text:span text:style-name="T2">Primitive types</text:span></text:span> – These include boolean, real, char, INT8 etc, UINT8 etc, string.</text:p>
      <text:p text:style-name="Text_20_body"><text:span text:style-name="Default_20_Paragraph_20_Font"><text:span text:style-name="T2">Print –</text:span></text:span> pollen supports a print language statement. It hooks into pollen.print.</text:p>
      <text:p text:style-name="Text_20_body"><text:span text:style-name="Default_20_Paragraph_20_Font"><text:span text:style-name="T2">Representative</text:span></text:span> (proxy) – can be public.</text:p>
      <text:p text:style-name="Text_20_body"><text:span text:style-name="T2">Static</text:span> – Static in a pollen context has more dynamism than in most other language contexts. Static refers to anything (initialization or computation) that occurs before load time. The dynamic characteristics come from the execution of host functions before load time. These functions compute values for static initialization. These are initial values for data members. Another important aspect of static initialization is 'protocol binding'. Note that protocol binding must occur during load time. </text:p>
      <text:p text:style-name="Text_20_body"><text:span text:style-name="Default_20_Paragraph_20_Font"><text:span text:style-name="T2">Static polymorphism –</text:span></text:span> the functionality in the following example should be supported. Note this would require a table of function pointers for each module. <text:soft-page-break/>There is some resource expense. You need to create a struct with 'on()' function pointers for each index. </text:p>
      <text:p text:style-name="Text_20_body">Note can do this with function references: </text:p>
      <text:p text:style-name="P6"><text:span text:style-name="code">Led.on ledOnFcns[] =[LED1.on, ...]</text:span></text:p>
      <text:list xml:id="list2087682674" text:style-name="WWNum5">
        <text:list-item>
          <text:list>
            <text:list-item>
              <text:list>
                <text:list-item>
                  <text:list>
                    <text:list-item>
                      <text:p text:style-name="P20"/>
                    </text:list-item>
                  </text:list>
                </text:list-item>
              </text:list>
            </text:list-item>
          </text:list>
        </text:list-item>
      </text:list>
      <text:p text:style-name="P7"><text:span text:style-name="code"><text:span text:style-name="T5">import LED1 <text:s text:c="8"/>// Different modules</text:span></text:span></text:p>
      <text:p text:style-name="P7"><text:span text:style-name="code"><text:span text:style-name="T5">import LED2 <text:s text:c="8"/>// All implement a protocol LEDP which contains </text:span></text:span><text:span text:style-name="code"><text:span text:style-name="T5">'on()'</text:span></text:span></text:p>
      <text:p text:style-name="P7"><text:span text:style-name="code"><text:span text:style-name="T5">...LED3, LED4 <text:s text:c="5"/>//</text:span></text:span></text:p>
      <text:p text:style-name="P7"/>
      <text:p text:style-name="P7"><text:span text:style-name="code"><text:span text:style-name="T5">from pollen.protocols import LEDP</text:span></text:span></text:p>
      <text:p text:style-name="P7"><text:span text:style-name="code"><text:span text:style-name="T5">Module X {</text:span></text:span></text:p>
      <text:p text:style-name="P7"><text:span text:style-name="code"><text:span text:style-name="T5">// protocol typed arrays support static initialization only</text:span></text:span></text:p>
      <text:p text:style-name="P7"><text:span text:style-name="code"><text:span text:style-name="T5"><text:s text:c="2"/>LEDP leds[] = [LED2, LED1...] // syntax for module references</text:span></text:span></text:p>
      <text:p text:style-name="P7"><text:span text:style-name="code"><text:span text:style-name="T5"><text:s text:c="2"/>for each m in leds { <text:s/>// m is a module reference of pro</text:span></text:span><text:span text:style-name="code"><text:span text:style-name="T5">tocol type LEDP</text:span></text:span></text:p>
      <text:p text:style-name="P7"><text:span text:style-name="code"><text:span text:style-name="T5"><text:s text:c="6"/>m.on() <text:s/>// want to support this (</text:span></text:span><text:span text:style-name="code"><text:span text:style-name="T3">static polymorphism</text:span></text:span><text:span text:style-name="code"><text:span text:style-name="T5">)</text:span></text:span></text:p>
      <text:p text:style-name="P7"><text:span text:style-name="code"><text:span text:style-name="T5"><text:s text:c="2"/>}</text:span></text:span></text:p>
      <text:p text:style-name="P7"><text:span text:style-name="code"><text:span text:style-name="T5">}</text:span></text:span></text:p>
      <text:list xml:id="list1293303739" text:continue-numbering="true" text:style-name="WWNum5">
        <text:list-item>
          <text:list>
            <text:list-item>
              <text:list>
                <text:list-item>
                  <text:list>
                    <text:list-item>
                      <text:p text:style-name="P37"><text:span text:style-name="code"><text:span text:style-name="T7">Static Polymorphism</text:span></text:span></text:p>
                    </text:list-item>
                  </text:list>
                </text:list-item>
              </text:list>
            </text:list-item>
          </text:list>
        </text:list-item>
      </text:list>
      <text:p text:style-name="Text_20_body"/>
      <text:p text:style-name="P15"><text:span text:style-name="Default_20_Paragraph_20_Font"><text:span text:style-name="T2">Export </text:span></text:span>Can export modules, compositions, protocols, functions.</text:p>
      <text:p text:style-name="Text_20_body"/>
      <text:p text:style-name="Text_20_body"><text:span text:style-name="Default_20_Paragraph_20_Font"><text:span text:style-name="T2">Package </text:span></text:span>Bundles contain packages. Packages are directories for modules, etc. Two directory structure (root = bundle, child= package).</text:p>
      <text:p text:style-name="pollen"><text:span text:style-name="code"><text:span text:style-name="T5">from &lt;package&gt; import &lt;module&gt; // supported</text:span></text:span></text:p>
      <text:p text:style-name="pollen"><text:span text:style-name="code"><text:span text:style-name="T5">import &lt;package&gt; // not supported</text:span></text:span></text:p>
      <text:p text:style-name="pollen"><text:span text:style-name="code"><text:span text:style-name="T5">import &lt;composition&gt; <text:s/>// default package is current directory, supported</text:span></text:span></text:p>
      <text:p text:style-name="pollen"/>
      <text:p text:style-name="pollen"><text:span text:style-name="code"><text:span text:style-name="T5">from package import * // not supported</text:span></text:span></text:p>
      <text:p text:style-name="pollen"><text:span text:style-name="code"><text:span text:style-name="T5">from Events </text:span></text:span><text:span text:style-name="code"><text:span text:style-name="T5">import Event{uint8} // required for meta</text:span></text:span></text:p>
      <text:p text:style-name="pollen"/>
      <text:p text:style-name="pollen"><text:span text:style-name="code"><text:span text:style-name="T5">module M {</text:span></text:span></text:p>
      <text:p text:style-name="pollen"><text:span text:style-name="code"><text:span text:style-name="T5"><text:s text:c="2"/>Event e</text:span></text:span></text:p>
      <text:p text:style-name="pollen"><text:span text:style-name="code"><text:span text:style-name="T5"><text:s text:c="4"/>host M() {</text:span></text:span></text:p>
      <text:p text:style-name="pollen"><text:span text:style-name="code"><text:span text:style-name="T5"><text:s text:c="6"/>e = Event()</text:span></text:span></text:p>
      <text:p text:style-name="pollen"><text:span text:style-name="code"><text:span text:style-name="T5"><text:s text:c="6"/>Helper.help()</text:span></text:span></text:p>
      <text:p text:style-name="pollen"><text:span text:style-name="code"><text:span text:style-name="T5"><text:s text:c="2"/>}</text:span></text:span></text:p>
      <text:p text:style-name="pollen"><text:span text:style-name="code"><text:span text:style-name="T5">}</text:span></text:span></text:p>
      <text:p text:style-name="pollen"><text:span text:style-name="code"><text:span text:style-name="T5">import M</text:span></text:span></text:p>
      <text:p text:style-name="pollen"><text:span text:style-name="code"><text:span text:style-name="T5">composition Mcu {</text:span></text:span></text:p>
      <text:p text:style-name="pollen"><text:span text:style-name="code"><text:span text:style-name="T5"><text:s text:c="2"/>export M.foo</text:span></text:span></text:p>
      <text:p text:style-name="pollen"><text:span text:style-name="code"><text:span text:style-name="T5"><text:s text:c="2"/>public host bar()</text:span></text:span></text:p>
      <text:p text:style-name="pollen"><text:span text:style-name="code"><text:span text:style-name="T5">}</text:span></text:span></text:p>
      <text:p text:style-name="pollen"><text:span text:style-name="code"><text:span text:style-name="T6">module M {}</text:span></text:span></text:p>
      <text:p text:style-name="pollen"><text:span text:style-name="code"><text:span text:style-name="T9">Package</text:span></text:span></text:p>
      <text:p text:style-name="Text_20_body"/>
      <text:p text:style-name="Text_20_body"><text:soft-page-break/></text:p>
      <text:p text:style-name="Text_20_body"/>
      <text:p text:style-name="Text_20_body"><text:s/></text:p>
      <text:list xml:id="list1347928809" text:style-name="WWNum5">
        <text:list-item text:start-value="1">
          <text:p text:style-name="P45">Notes on pollen and open issues</text:p>
          <text:list>
            <text:list-item>
              <text:list>
                <text:list-item>
                  <text:list>
                    <text:list-item>
                      <text:p text:style-name="P46"><text:span text:style-name="Default_20_Paragraph_20_Font"><text:span text:style-name="T14">String variables</text:span></text:span></text:p>
                    </text:list-item>
                  </text:list>
                </text:list-item>
              </text:list>
            </text:list-item>
          </text:list>
        </text:list-item>
      </text:list>
      <text:list xml:id="list1783781447" text:style-name="WWNum6">
        <text:list-item text:start-value="1">
          <text:p text:style-name="P18"><text:span text:style-name="Default_20_Paragraph_20_Font"><text:span text:style-name="T14">Is a string a struct which carries its own length? Or do you call strlen() every </text:span></text:span><text:span text:style-name="Default_20_Paragraph_20_Font"><text:span text:style-name="T14">time?</text:span></text:span></text:p>
        </text:list-item>
        <text:list-item>
          <text:p text:style-name="P18"><text:span text:style-name="Default_20_Paragraph_20_Font"><text:span text:style-name="T14">Currently is is a c string, no length.</text:span></text:span></text:p>
        </text:list-item>
      </text:list>
      <text:list xml:id="list580478585" text:style-name="WWNum5">
        <text:list-item>
          <text:list>
            <text:list-item>
              <text:list>
                <text:list-item>
                  <text:list>
                    <text:list-item>
                      <text:p text:style-name="P46"><text:span text:style-name="Default_20_Paragraph_20_Font"><text:span text:style-name="T14">Pollen runtime library</text:span></text:span></text:p>
                    </text:list-item>
                  </text:list>
                </text:list-item>
              </text:list>
            </text:list-item>
          </text:list>
        </text:list-item>
      </text:list>
      <text:list xml:id="list600663371" text:style-name="WWNum7">
        <text:list-item text:start-value="1">
          <text:p text:style-name="P19"><text:span text:style-name="Default_20_Paragraph_20_Font"><text:span text:style-name="T14">What is in the pollen version of the c library?</text:span></text:span></text:p>
          <text:list>
            <text:list-item>
              <text:p text:style-name="P19"><text:span text:style-name="Default_20_Paragraph_20_Font"><text:span text:style-name="T14">Both host and target. For example printf() is too big in the c library. What is the basic pollen host library. Note that the host library is</text:span></text:span><text:span text:style-name="Default_20_Paragraph_20_Font"><text:span text:style-name="T14"> mapped directly onto javascript/python.</text:span></text:span></text:p>
            </text:list-item>
            <text:list-item>
              <text:p text:style-name="P19"><text:span text:style-name="Default_20_Paragraph_20_Font"><text:span text:style-name="T14">Math functions. For a right now, a wrapper to the c library. The functions are bloated with float, real, etc and formatting cases. I suspect they are efficient but bloated for these targets. So eventually support on</text:span></text:span><text:span text:style-name="Default_20_Paragraph_20_Font"><text:span text:style-name="T14">ly use cases.</text:span></text:span></text:p>
            </text:list-item>
            <text:list-item>
              <text:p text:style-name="P19"><text:span text:style-name="Default_20_Paragraph_20_Font"><text:span text:style-name="T14">String manipulation. Similar to Math case.</text:span></text:span></text:p>
            </text:list-item>
            <text:list-item>
              <text:p text:style-name="P19"><text:span text:style-name="Default_20_Paragraph_20_Font"><text:span text:style-name="T14">Memory management.</text:span></text:span></text:p>
            </text:list-item>
            <text:list-item>
              <text:p text:style-name="P19"><text:span text:style-name="Default_20_Paragraph_20_Font"><text:span text:style-name="T14">Startup code. What is done by os &amp;</text:span></text:span><text:span text:style-name="Default_20_Paragraph_20_Font"><text:span text:style-name="T14"> loader in this environment must be done by every app. Lifecycle – pollen.reset(), pollen.run(), pollen.ready(), pollen.stop. Default empty implementations in the runtime library. The translator generates functional defaults which the user can override. Th</text:span></text:span><text:span text:style-name="Default_20_Paragraph_20_Font"><text:span text:style-name="T14">is is application lifecycle – so every app does it for itself. Not really library code, except for these empty defaults.</text:span></text:span></text:p>
            </text:list-item>
          </text:list>
        </text:list-item>
        <text:list-item>
          <text:p text:style-name="P19"><text:span text:style-name="Default_20_Paragraph_20_Font"><text:span text:style-name="T14">Note that the library functions need to be on both the target and the host. Are the function names reserved words?</text:span></text:span></text:p>
          <text:list>
            <text:list-item>
              <text:p text:style-name="P19"><text:span text:style-name="Default_20_Paragraph_20_Font"><text:span text:style-name="T14">If there is a confli</text:span></text:span><text:span text:style-name="Default_20_Paragraph_20_Font"><text:span text:style-name="T14">ct in the local scope with a locally defined name give an error message. In that case locally defined names must be fully qualified.</text:span></text:span></text:p>
            </text:list-item>
          </text:list>
        </text:list-item>
        <text:list-item>
          <text:p text:style-name="P19"><text:span text:style-name="Default_20_Paragraph_20_Font"><text:span text:style-name="T14">Strings are objects so call string functions as strvar.strlen().</text:span></text:span></text:p>
        </text:list-item>
        <text:list-item>
          <text:p text:style-name="P19"><text:span text:style-name="Default_20_Paragraph_20_Font"><text:span text:style-name="T14">Dynamic memory management. Roll your own in this space. In</text:span></text:span><text:span text:style-name="Default_20_Paragraph_20_Font"><text:span text:style-name="T14"> this space new and free plugin to user defined new and free. If you need dynamic, you can implement a trivial policy and new and free can be empty stubs in the library. Most embedded systems use fixed block allocations which means no fragmentation. Note m</text:span></text:span><text:span text:style-name="Default_20_Paragraph_20_Font"><text:span text:style-name="T14">alloc() uses variable sized block. Fixed size blocks can be grouped in hierarchies and quickly released. Note what pollen supports can depend on target RAM specification.</text:span></text:span></text:p>
        </text:list-item>
        <text:list-item>
          <text:p text:style-name="P19"/>
        </text:list-item>
      </text:list>
      <text:p text:style-name="Standard"/>
      <text:list xml:id="list77897592" text:style-name="WWNum5">
        <text:list-item>
          <text:list>
            <text:list-item>
              <text:list>
                <text:list-item>
                  <text:list>
                    <text:list-item>
                      <text:p text:style-name="P46">Flash memory, RAM</text:p>
                    </text:list-item>
                  </text:list>
                </text:list-item>
              </text:list>
            </text:list-item>
          </text:list>
        </text:list-item>
      </text:list>
      <text:list xml:id="list1895714143" text:style-name="WWNum8">
        <text:list-item text:start-value="1">
          <text:p text:style-name="P27">Flash: Code is loaded there.</text:p>
        </text:list-item>
        <text:list-item>
          <text:p text:style-name="P27">Flash: static const variables.</text:p>
        </text:list-item>
        <text:list-item>
          <text:p text:style-name="P27">16K – 32K flash is standard for these chips.</text:p>
        </text:list-item>
        <text:list-item>
          <text:p text:style-name="P27">16 bytes – 1 K RAM is standard. That includes the stack and the heap.</text:p>
        </text:list-item>
        <text:list-item>
          <text:p text:style-name="P27">There is no runtime.</text:p>
        </text:list-item>
        <text:list-item>
          <text:p text:style-name="P27"><text:soft-page-break/>For now, no error checks on memory limits.</text:p>
          <text:list>
            <text:list-item>
              <text:p text:style-name="P27">Would be good to warn user about limits e.g. if local vars are too big for available RAM.</text:p>
            </text:list-item>
            <text:list-item>
              <text:p text:style-name="P27">Up to now the translator has not known anything at all about the target in terms of available RAM. Translator could just tell you how much you are using (RAM).</text:p>
            </text:list-item>
            <text:list-item>
              <text:p text:style-name="P27">Could later implement a sort of annotation scheme for this. <text:s text:c="24"/></text:p>
            </text:list-item>
          </text:list>
        </text:list-item>
        <text:list-item>
          <text:p text:style-name="P27">Currently the gcc tools can give you memory footprint.</text:p>
        </text:list-item>
      </text:list>
      <text:p text:style-name="Text_20_body"/>
      <text:list xml:id="list1543458255" text:style-name="WWNum5">
        <text:list-item>
          <text:list>
            <text:list-item>
              <text:list>
                <text:list-item>
                  <text:list>
                    <text:list-item>
                      <text:p text:style-name="P46">Arrays</text:p>
                    </text:list-item>
                  </text:list>
                </text:list-item>
              </text:list>
            </text:list-item>
          </text:list>
        </text:list-item>
      </text:list>
      <text:list xml:id="list1012225330" text:style-name="Numbering_20_1">
        <text:list-item text:start-value="1">
          <text:p text:style-name="P28">What is an array?</text:p>
          <text:list>
            <text:list-item>
              <text:p text:style-name="P28">Consecutive bytes.</text:p>
            </text:list-item>
          </text:list>
        </text:list-item>
        <text:list-item>
          <text:p text:style-name="P28">&lt;arrayname&gt;.As(&lt;type&gt;).&lt;function-name&gt;</text:p>
        </text:list-item>
        <text:list-item>
          <text:p text:style-name="P28">Bounds issues: type may extend beyond array boundary.</text:p>
          <text:list>
            <text:list-item>
              <text:p text:style-name="P28">In debug, you may want to be able to bounds check dynamically.</text:p>
            </text:list-item>
            <text:list-item>
              <text:p text:style-name="P28">In release, no.</text:p>
            </text:list-item>
            <text:list-item>
              <text:p text:style-name="P28">Possible to translate to debug mode w/ runtime checks as flag.</text:p>
            </text:list-item>
          </text:list>
        </text:list-item>
        <text:list-item>
          <text:p text:style-name="P28">How do you get to the next &lt;type&gt; instance? Require linked list structure.</text:p>
        </text:list-item>
        <text:list-item>
          <text:p text:style-name="P28">Require static creation of these array element instances? Size must be known statically.</text:p>
        </text:list-item>
        <text:list-item>
          <text:p text:style-name="P28">Constraint: no variable or expression in the index.</text:p>
        </text:list-item>
        <text:list-item>
          <text:p text:style-name="P28">Trick: 0 length array at the end of the struct is used as ptr to following array element. This could be optimized away by gcc. Cast it to</text:p>
        </text:list-item>
        <text:list-item>
          <text:p text:style-name="P28">Could include a ptr at the end of structs to get the next array element. Only generate this if you use '.As'. Use of .As will bring along another pointer.</text:p>
        </text:list-item>
        <text:list-item>
          <text:p text:style-name="P28">&lt;arrayname&gt;.As(&lt;type&gt;).Next</text:p>
        </text:list-item>
        <text:list-item>
          <text:p text:style-name="P28">Anonymous arrays. Used at call site, actual parameter: [type, type, type]. Every element has to be of the same type. <text:span text:style-name="Default_20_Paragraph_20_Font"><text:span text:style-name="T2">Question</text:span></text:span>: all arrays are byte arrays?</text:p>
        </text:list-item>
      </text:list>
      <text:p text:style-name="Standard"/>
      <text:list xml:id="list1271743018" text:style-name="WWNum5">
        <text:list-item>
          <text:list>
            <text:list-item>
              <text:list>
                <text:list-item>
                  <text:list>
                    <text:list-item>
                      <text:p text:style-name="P46">Concurrency, dispatcher, events</text:p>
                    </text:list-item>
                  </text:list>
                </text:list-item>
              </text:list>
            </text:list-item>
          </text:list>
        </text:list-item>
      </text:list>
      <text:list xml:id="list602155950" text:style-name="WWNum10">
        <text:list-item text:start-value="1">
          <text:p text:style-name="P29">There is a pollen package for dispatching &amp; it is called pollen.events.</text:p>
        </text:list-item>
        <text:list-item>
          <text:p text:style-name="P29">Not part of the runtime library but it is part of the pollen runtime.</text:p>
        </text:list-item>
        <text:list-item>
          <text:p text:style-name="P29">It sets next to the language not underneath.</text:p>
        </text:list-item>
        <text:list-item>
          <text:p text:style-name="P29">Also the structure and definition of events are part of the runtime.</text:p>
        </text:list-item>
        <text:list-item>
          <text:p text:style-name="P29">The event dispatcher is a queue of events, each has a function ptr. The event is a ptr to a handler and parameter(s) for that handler.</text:p>
        </text:list-item>
        <text:list-item>
          <text:p text:style-name="P29"><text:soft-page-break/>How to handle arrays of events with a variety of parameters (which are statically type checked).</text:p>
        </text:list-item>
        <text:list-item>
          <text:p text:style-name="P29">Pollen has more well defined meta capability than Em. '</text:p>
        </text:list-item>
      </text:list>
      <text:list xml:id="list928725621" text:style-name="WWNum5">
        <text:list-item>
          <text:list>
            <text:list-item>
              <text:list>
                <text:list-item>
                  <text:list>
                    <text:list-item>
                      <text:p text:style-name="P46">Functions</text:p>
                    </text:list-item>
                  </text:list>
                </text:list-item>
              </text:list>
            </text:list-item>
          </text:list>
        </text:list-item>
      </text:list>
      <text:list xml:id="list1753411546" text:style-name="WWNum11">
        <text:list-item text:start-value="1">
          <text:p text:style-name="P30">Functions returning more than one value.</text:p>
        </text:list-item>
      </text:list>
      <text:list xml:id="list458930624" text:style-name="WWNum1">
        <text:list-item>
          <text:list>
            <text:list-item>
              <text:list>
                <text:list-item>
                  <text:list>
                    <text:list-item>
                      <text:p text:style-name="P47">Built in Complex Types</text:p>
                    </text:list-item>
                  </text:list>
                </text:list-item>
              </text:list>
            </text:list-item>
          </text:list>
        </text:list-item>
      </text:list>
      <text:list xml:id="list1760917590" text:style-name="WWNum22">
        <text:list-item text:start-value="1">
          <text:p text:style-name="P31">Should more complex types be built in? Lists, maps? In practice it is useful to extend / modify these types in a user context. Is that feasible? Is it too rigid to build them in? If they were built in as a pre-defined protocol with a default implementation / module binding, then they could be extended.</text:p>
        </text:list-item>
        <text:list-item>
          <text:p text:style-name="P31">Could be extended via meta types.</text:p>
        </text:list-item>
        <text:list-item>
          <text:p text:style-name="P31">Could be extended by creating a protocol and forwarding. Protocols will support inheritance.</text:p>
        </text:list-item>
      </text:list>
      <text:list xml:id="list1906072450" text:style-name="WWNum5">
        <text:list-item>
          <text:list>
            <text:list-item>
              <text:list>
                <text:list-item>
                  <text:list>
                    <text:list-item>
                      <text:p text:style-name="P46">Wind</text:p>
                    </text:list-item>
                  </text:list>
                </text:list-item>
              </text:list>
            </text:list-item>
          </text:list>
        </text:list-item>
      </text:list>
      <text:list xml:id="list668144391" text:style-name="WWNum12">
        <text:list-item text:start-value="1">
          <text:p text:style-name="P32">Non-eclipse based, in the cloud.</text:p>
        </text:list-item>
        <text:list-item>
          <text:p text:style-name="P32">IDE will be simple but easy to use.</text:p>
        </text:list-item>
        <text:list-item>
          <text:p text:style-name="P32">Eclipse command line available in the cloud.</text:p>
        </text:list-item>
        <text:list-item>
          <text:p text:style-name="P32">Note on Arduino: what they brought to the space is the lack of a need for a Jtag programmer $300 box. You can debug right to the device. Note Arduino also has the limitation of using printf deugging. The Jtag programmer gives you complete access to the hardware.</text:p>
        </text:list-item>
        <text:list-item>
          <text:p text:style-name="P32">Compilers (gcc, etc) are in the cloud.</text:p>
        </text:list-item>
      </text:list>
      <text:list xml:id="list1217356757" text:style-name="WWNum5">
        <text:list-item>
          <text:list>
            <text:list-item>
              <text:list>
                <text:list-item>
                  <text:list>
                    <text:list-item>
                      <text:p text:style-name="P46">Testing</text:p>
                    </text:list-item>
                  </text:list>
                </text:list-item>
              </text:list>
            </text:list-item>
          </text:list>
        </text:list-item>
      </text:list>
      <text:list xml:id="list1147514628" text:style-name="WWNum13">
        <text:list-item text:start-value="1">
          <text:p text:style-name="P33">Keep a list of test issues. Also test cases. Think of</text:p>
        </text:list-item>
        <text:list-item>
          <text:p text:style-name="P33">With every check in, the c++ version did a set of tests and the check in would fail. Continual integration system.</text:p>
        </text:list-item>
        <text:list-item>
          <text:p text:style-name="P33">Think of pollen tests and tests of legality of c code.</text:p>
        </text:list-item>
        <text:list-item>
          <text:p text:style-name="P33">Have tests downloadable that can be used for customer code. How to do different targets.</text:p>
        </text:list-item>
      </text:list>
      <text:list xml:id="list950737594" text:style-name="WWNum5">
        <text:list-item>
          <text:list>
            <text:list-item>
              <text:list>
                <text:list-item>
                  <text:list>
                    <text:list-item>
                      <text:p text:style-name="P46">Performance Goal</text:p>
                    </text:list-item>
                  </text:list>
                </text:list-item>
              </text:list>
            </text:list-item>
          </text:list>
        </text:list-item>
      </text:list>
      <text:list xml:id="list1921152320" text:style-name="WWNum14">
        <text:list-item text:start-value="1">
          <text:p text:style-name="P34">Zero additional runtime over what c does.</text:p>
        </text:list-item>
      </text:list>
      <text:list xml:id="list2041789382" text:style-name="WWNum2">
        <text:list-item>
          <text:list>
            <text:list-item>
              <text:list>
                <text:list-item>
                  <text:list>
                    <text:list-item>
                      <text:p text:style-name="P48">Errors</text:p>
                    </text:list-item>
                  </text:list>
                </text:list-item>
              </text:list>
            </text:list-item>
          </text:list>
        </text:list-item>
      </text:list>
      <text:list xml:id="list1915394819" text:style-name="WWNum17">
        <text:list-item text:start-value="1">
          <text:p text:style-name="P35">Unbound protocol member</text:p>
        </text:list-item>
        <text:list-item>
          <text:p text:style-name="P35"><text:soft-page-break/>binding operator in illegal context</text:p>
        </text:list-item>
        <text:list-item>
          <text:p text:style-name="P35">unknown identifier</text:p>
        </text:list-item>
        <text:list-item>
          <text:p text:style-name="P35">Handle 20% most important as known and the rest TBD. <text:s/></text:p>
        </text:list-item>
      </text:list>
      <text:list xml:id="list1996606420" text:style-name="WWNum2">
        <text:list-item>
          <text:list>
            <text:list-item>
              <text:list>
                <text:list-item>
                  <text:list>
                    <text:list-item>
                      <text:p text:style-name="P48">First release:</text:p>
                    </text:list-item>
                  </text:list>
                </text:list-item>
              </text:list>
            </text:list-item>
          </text:list>
        </text:list-item>
      </text:list>
      <text:list xml:id="list838928467" text:style-name="WWNum18">
        <text:list-item text:start-value="1">
          <text:p text:style-name="P36">Support what fits with C in a straightforward manner and augment later.</text:p>
        </text:list-item>
      </text:list>
      <text:h text:style-name="Heading_20_4" text:outline-level="4">Host variables and functions in classes:</text:h>
      <text:p text:style-name="Text_20_body">For first release host functions in classes cannot access non-host variables or functions.</text:p>
      <text:p text:style-name="Text_20_body">Class C {</text:p>
      <text:p text:style-name="Text_20_body"><text:s text:c="2"/>host int flag</text:p>
      <text:p text:style-name="Text_20_body"><text:s text:c="3"/>int y</text:p>
      <text:p text:style-name="Text_20_body"><text:s text:c="3"/>host bar () {</text:p>
      <text:p text:style-name="Text_20_body"><text:s text:c="5"/>@flag = 10<text:tab/>// ME: No: '@' shouldn't be used for host variables. Confusing.</text:p>
      <text:p text:style-name="Text_20_body"><text:s text:c="3"/>}</text:p>
      <text:p text:style-name="Text_20_body"><text:s text:c="3"/>host setY(int z) {</text:p>
      <text:p text:style-name="Text_20_body"><text:s text:c="5"/>y = z <text:s text:c="2"/>// y is not a host variable - can this be executed?</text:p>
      <text:p text:style-name="Text_20_body"><text:s text:c="17"/>// what if y were a class type?</text:p>
      <text:p text:style-name="Text_20_body"><text:s text:c="3"/>}</text:p>
      <text:p text:style-name="Text_20_body">}</text:p>
      <text:p text:style-name="Text_20_body">Module M {</text:p>
      <text:p text:style-name="Text_20_body"><text:s text:c="2"/>new C <text:s/>c() <text:s text:c="12"/>// constructed at build time</text:p>
      <text:p text:style-name="Text_20_body"><text:s text:c="2"/>// ME: shouldn't need to access y in a host function because the 'new C c()' will</text:p>
      <text:p text:style-name="Text_20_body"><text:s text:c="2"/>// be able to initialize y</text:p>
      <text:p text:style-name="Text_20_body"><text:s text:c="2"/>host foo() {</text:p>
      <text:p text:style-name="Text_20_body"><text:s text:c="4"/>c.sety(10) <text:s text:c="3"/>// happening at build time</text:p>
      <text:p text:style-name="Text_20_body"><text:s text:c="2"/>}</text:p>
      <text:p text:style-name="Text_20_body">}</text:p>
      <text:p text:style-name="Text_20_body">In javascript and in the c there were representations of all data members.</text:p>
      <text:p text:style-name="Text_20_body">You cannot call target functions. You can access data within the module or function scope.</text:p>
      <text:p text:style-name="Text_20_body">ME: I think this confusing and unsafe. Not worth it.</text:p>
      <text:p text:style-name="Text_20_body"/>
      <text:p text:style-name="Text_20_body">How can host functions access target data members? SEE BELOW.</text:p>
      <text:p text:style-name="Text_20_body"><text:soft-page-break/>Class C {</text:p>
      <text:p text:style-name="Text_20_body"><text:s text:c="2"/>int x <text:s/>// target data member</text:p>
      <text:p text:style-name="Text_20_body"><text:s text:c="2"/>host bar() {</text:p>
      <text:p text:style-name="Text_20_body"><text:s text:c="3"/>x = 5</text:p>
      <text:p text:style-name="Text_20_body"><text:s text:c="2"/>}</text:p>
      <text:p text:style-name="Text_20_body">}</text:p>
      <text:p text:style-name="Text_20_body">This okay because the call can be valid from e.g. a Module M:</text:p>
      <text:p text:style-name="Text_20_body">Module M {</text:p>
      <text:p text:style-name="Text_20_body"><text:s text:c="2"/>C c() <text:s/>// an instance</text:p>
      <text:p text:style-name="Text_20_body"><text:s text:c="2"/>host foo() {</text:p>
      <text:p text:style-name="Text_20_body"><text:s text:c="4"/>c.bar()</text:p>
      <text:p text:style-name="Text_20_body"><text:s text:c="2"/>}</text:p>
      <text:p text:style-name="Text_20_body">}</text:p>
      <text:p text:style-name="Text_20_body">NOTE if the dcln is 'C c' (a reference) than 'c.bar()' in a host function should be a translator error.</text:p>
      <text:p text:style-name="Text_20_body"/>
      <text:p text:style-name="Text_20_body">C c // reference c to C</text:p>
      <text:p text:style-name="Text_20_body">new C c() // c is an instance</text:p>
      <text:p text:style-name="Text_20_body">At build time the object must have been instantiated. In that case it is okay to have a host function access target data members.</text:p>
      <text:p text:style-name="Text_20_body">ME: I need to understand what 'build time initialization' means in the underlying c.</text:p>
      <text:p text:style-name="P13">Discussion of Host</text:p>
      <text:p text:style-name="Text_20_body">In c:</text:p>
      <text:p text:style-name="Text_20_body">#CPU_MHZ 16000000</text:p>
      <text:p text:style-name="P17">setBaud() {</text:p>
      <text:p text:style-name="P17"><text:s text:c="2"/>baudH = CPU_MHZ</text:p>
      <text:p text:style-name="P17">}</text:p>
      <text:p text:style-name="Text_20_body">main() {</text:p>
      <text:p text:style-name="Text_20_body"><text:s text:c="2"/>baudH = precompiled constant</text:p>
      <text:p text:style-name="Text_20_body">}</text:p>
      <text:p text:style-name="Text_20_body">In pollen we want to harness all the static assignment information. </text:p>
      <text:p text:style-name="Text_20_body">In a module, with a <text:s/>private host member:</text:p>
      <text:p text:style-name="Text_20_body">Module MCU {</text:p>
      <text:p text:style-name="Text_20_body"><text:s text:c="2"/>host unit32 freq = 16000000</text:p>
      <text:p text:style-name="Text_20_body"><text:soft-page-break/><text:s text:c="2"/>host unit32 getfreq() {</text:p>
      <text:p text:style-name="Text_20_body"><text:s text:c="2"/>}</text:p>
      <text:p text:style-name="Text_20_body">}</text:p>
      <text:p text:style-name="Text_20_body">- <text:s/>- <text:s/>-</text:p>
      <text:p text:style-name="Text_20_body">Import MCU</text:p>
      <text:p text:style-name="Text_20_body">Module UART {</text:p>
      <text:p text:style-name="Text_20_body"><text:s text:c="2"/>// all host variables become static constants</text:p>
      <text:p text:style-name="Text_20_body"><text:s text:c="2"/>// note – these are changeable at build time</text:p>
      <text:p text:style-name="Text_20_body"><text:s text:c="2"/>host uint8 baud = 0</text:p>
      <text:p text:style-name="Text_20_body"><text:s text:c="2"/>OR </text:p>
      <text:p text:style-name="Text_20_body"><text:s text:c="2"/>uint8 baud <text:s/>// doesn't have to be host to be accessed in host function.</text:p>
      <text:p text:style-name="Text_20_body"><text:s text:c="2"/>host Uart() {</text:p>
      <text:p text:style-name="Text_20_body"><text:s text:c="4"/>baud = (MCU.getfreq() *...)</text:p>
      <text:p text:style-name="Text_20_body"><text:s text:c="2"/>} </text:p>
      <text:p text:style-name="Text_20_body"><text:s text:c="2"/>run() {</text:p>
      <text:p text:style-name="Text_20_body"><text:s text:c="2"/>}</text:p>
      <text:p text:style-name="Text_20_body">}</text:p>
      <text:p text:style-name="Text_20_body">NOTE host access to instance values creates the assigned initial values at declaration, that is why you can have host function access to 'instance data'. </text:p>
      <text:p text:style-name="P13">Javascript, python.</text:p>
      <text:p text:style-name="Text_20_body">Represent all host and non host local data members in javascript. </text:p>
      <text:p text:style-name="P43">Remaining questions, notes, and open issues</text:p>
      <text:list xml:id="list1188396918" text:style-name="L6">
        <text:list-item>
          <text:p text:style-name="P41">for Module constructor the definition says 'no parameters'. Is that for default? Or is something else going on. Why not have meta parameters? That would be a meta module. Answer: Meta modules can have meta parameters. </text:p>
        </text:list-item>
        <text:list-item>
          <text:p text:style-name="P41">Can compare false and null to 0. References and protocol members can be init to 0.</text:p>
        </text:list-item>
        <text:list-item>
          <text:p text:style-name="P41">import: import a meta module – if no parameter supplied and no default, must use <text:s/>'{}'.</text:p>
        </text:list-item>
        <text:list-item>
          <text:p text:style-name="P41">How to map names across the c/pollen boundary (injected code)?</text:p>
        </text:list-item>
        <text:list-item>
          <text:p text:style-name="P41">function references. If this are to a protocol function, it may not be bound. Error check?</text:p>
        </text:list-item>
        <text:list-item>
          <text:p text:style-name="P41">How to scope protocol member binding? It has to be : import the module to be bound, the binding has to be in a host function in a class or module or composition. </text:p>
        </text:list-item>
        <text:list-item>
          <text:p text:style-name="P41">Are there any situations where templates are uninstantiated which need to be? Will type checking catch these?</text:p>
        </text:list-item>
        <text:list-item>
          <text:p text:style-name="P41">'import &lt;composition&gt;' has the behavior of only importing modules which are not meta or are and have default parameters. This seems non-obvious. Note import composition doesn't allow access to the module by name, you need to qualify with composition name. All that is imported is host functions and exports, not modules. Never any implicit import of any meta, except with default meta parameters. </text:p>
        </text:list-item>
        <text:list-item>
          <text:p text:style-name="P41">This is okay: Import List <text:s/>// is a meta module, but {} not present because there is a default</text:p>
        </text:list-item>
        <text:list-item>
          <text:p text:style-name="P41">I think: In classes, access of non-host variables and functions from host functions should not be supported at first release. See the last page for correction. </text:p>
        </text:list-item>
        <text:list-item>
          <text:p text:style-name="P41">Syntax for instance declaration:</text:p>
          <text:list>
            <text:list-item>
              <text:p text:style-name="P49">new T1 t()</text:p>
            </text:list-item>
            <text:list-item>
              <text:p text:style-name="P49">new T1 t(x,y)</text:p>
            </text:list-item>
          </text:list>
        </text:list-item>
        <text:list-item>
          <text:p text:style-name="P41">Syntax for reference:</text:p>
          <text:list>
            <text:list-item>
              <text:p text:style-name="P49">T1 t</text:p>
            </text:list-item>
          </text:list>
        </text:list-item>
        <text:list-item>
          <text:p text:style-name="P41">Syntax for function reference:</text:p>
          <text:list>
            <text:list-item>
              <text:p text:style-name="P49">T1.fcn() fref<text:tab/>// fcn takes no parameters</text:p>
            </text:list-item>
            <text:list-item>
              <text:p text:style-name="P49">T1.fcn1(bool x) fref1 <text:s/>// fcn takes parameters</text:p>
            </text:list-item>
          </text:list>
        </text:list-item>
        <text:list-item>
          <text:p text:style-name="P49">The first one is ambiguous with a fcn declaration:</text:p>
          <text:list>
            <text:list-item>
              <text:p text:style-name="P49">returnType fcn</text:p>
            </text:list-item>
          </text:list>
        </text:list-item>
        <text:list-item>
          <text:p text:style-name="P49">If I require parameters for the default function reference for functions without parameters, the ambiguity is removed.</text:p>
        </text:list-item>
        <text:list-item>
          <text:p text:style-name="P41">About default function reference: this should always match the specific signature: fcnName is not a good default for a reference to a fcnName which takes no parameters. A change in the definition of fcnName will break usage. What if you start out with a fcn fcnName(intx) and then you add fcnName(). The default function reference <text:s/>fcnName is <text:s/>not clear.</text:p>
        </text:list-item>
        <text:list-item>
          <text:p text:style-name="P41">In a module which declares build time instances:</text:p>
          <text:list>
            <text:list-item>
              <text:p text:style-name="P49">new C() c</text:p>
            </text:list-item>
            <text:list-item>
              <text:p text:style-name="P49">Can c be freed via pollen.free()? This gets at the meaning of build time instantiation.</text:p>
            </text:list-item>
          </text:list>
        </text:list-item>
        <text:list-item>
          <text:p text:style-name="P38">define 'late binding'. It's static but dynamic. You can have a loop with variables that results in static data definitions. What is meant by late is later than declaration. Build time is also a bit off because the scripting ability has dynamic elements.</text:p>
          <text:list>
            <text:list-item>
              <text:p text:style-name="P38">'Dynamic at build time'?</text:p>
            </text:list-item>
            <text:list-item>
              <text:p text:style-name="P38">Computation of values for static initialization. </text:p>
            </text:list-item>
            <text:list-item>
              <text:p text:style-name="P38"><text:soft-page-break/>assignment of protocols through the binding operator. This is 'late binding'. </text:p>
            </text:list-item>
            <text:list-item>
              <text:p text:style-name="P38">Call that protocol binding. </text:p>
            </text:list-item>
          </text:list>
        </text:list-item>
        <text:list-item>
          <text:p text:style-name="P38">There is ambiguity throughout this document about what 'static' means. Clear it up.</text:p>
          <text:list>
            <text:list-item>
              <text:p text:style-name="P38">Static is anything that occurs before load.</text:p>
            </text:list-item>
            <text:list-item>
              <text:p text:style-name="P38">It has dynamic characteristics. </text:p>
            </text:list-item>
          </text:list>
        </text:list-item>
      </text:list>
      <text:list xml:id="list522821829" text:style-name="L7">
        <text:list-item>
          <text:p text:style-name="P39">Craft syntax for arrays of module references. </text:p>
          <text:p text:style-name="P39">Led leds[] = [LED1, …]</text:p>
          <text:p text:style-name="P39">NOTE can use function references (array of) for this.</text:p>
        </text:list-item>
        <text:list-item>
          <text:p text:style-name="P39"/>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mily-generic="system" style:font-pitch="variable" style:font-charset="x-symbol"/>
    <style:font-face style:name="Wingdings" svg:font-family="Wingdings"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 Fallback" svg:font-family="'Droid Sans Fallback'"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punctuation-wrap="simple">
        <style:tab-stops>
          <style:tab-stop style:position="0.4925in"/>
        </style:tab-stops>
      </style:paragraph-properties>
      <style:text-properties fo:color="#00000a"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style:font-name="Calibri"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fo:font-weight="bold" style:font-size-asian="12pt" style:font-style-asian="italic" style:font-weight-asian="bold" style:font-size-complex="12pt"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2pt" fo:font-weight="bold" style:font-size-asian="12pt" style:font-weight-asian="bold" style:font-size-complex="12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size="10.5pt" fo:font-weight="bold" style:font-size-asian="10.5pt" style:font-weight-asian="bold" style:font-size-complex="10.5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1" fo:font-size="10pt" style:font-size-asian="10pt" style:font-name-complex="DejaVu Sans Mono1" style:font-size-complex="10pt" fo:hyphenate="false" fo:hyphenation-remain-char-count="0" fo:hyphenation-push-char-count="0"/>
    </style:style>
    <style:style style:name="Table_20_Contents" style:display-name="Table Contents" style:family="paragraph" style:parent-style-name="Standard" style:class="extra">
      <style:paragraph-properties fo:text-align="center" style:justify-single-word="false" fo:hyphenation-ladder-count="no-limit" text:number-lines="false" text:line-number="0"/>
      <style:text-properties fo:font-size="9pt" fo:font-weight="bold" style:font-size-asian="9pt" style:font-weight-asian="bold" fo:hyphenate="false" fo:hyphenation-remain-char-count="0" fo:hyphenation-push-char-count="0"/>
    </style:style>
    <style:style style:name="Table_20_Heading" style:display-name="Table Heading" style:family="paragraph" style:parent-style-name="Table_20_Contents" style:class="extra">
      <style:paragraph-properties fo:hyphenation-ladder-count="no-limit"/>
      <style:text-properties style:font-weight-complex="bold" fo:hyphenate="false" fo:hyphenation-remain-char-count="0" fo:hyphenation-push-char-count="0"/>
    </style:style>
    <style:style style:name="Text_20_body_20_indent" style:display-name="Text body indent" style:family="paragraph" style:parent-style-name="Text_20_body" style:class="text">
      <style:paragraph-properties fo:margin-left="0.1965in" fo:margin-right="0in" fo:hyphenation-ladder-count="no-limit" fo:text-indent="0in" style:auto-text-indent="false">
        <style:tab-stops>
          <style:tab-stop style:position="0.2957in"/>
        </style:tab-stops>
      </style:paragraph-properties>
      <style:text-properties fo:hyphenate="false" fo:hyphenation-remain-char-count="0" fo:hyphenation-push-char-count="0"/>
    </style:style>
    <style:style style:name="Table" style:family="paragraph" style:parent-style-name="Caption" style:class="extra">
      <style:paragraph-properties fo:hyphenation-ladder-count="no-limit"/>
      <style:text-properties fo:font-size="8pt" style:font-size-asian="8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pollen" style:family="paragraph" style:parent-style-name="Normal">
      <style:paragraph-properties fo:margin-left="0.2in" fo:margin-right="0in" fo:text-indent="0in" style:auto-text-indent="false" fo:background-color="#e6e6e6">
        <style:background-image/>
      </style:paragraph-properties>
      <style:text-properties style:font-name="DejaVu Sans Mono" fo:font-size="10pt"/>
    </style:style>
    <style:style style:name="Default_20_Paragraph_20_Font" style:display-name="Default Paragraph Font" style:family="text"/>
    <style:style style:name="code" style:family="text">
      <style:text-properties style:font-name="DejaVu Sans Mono1" fo:font-size="10pt" style:font-size-asian="10pt" style:font-size-complex="11pt"/>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Wingdings 2"/>
    </style:style>
    <style:style style:name="ListLabel_20_2" style:display-name="ListLabel 2" style:family="text">
      <style:text-properties style:font-name-complex="OpenSymbol"/>
    </style:style>
    <style:style style:name="ListLabel_20_3" style:display-name="ListLabel 3" style:family="text">
      <style:text-properties style:font-name-complex="Wingdings 2"/>
    </style:style>
    <style:style style:name="ListLabel_20_4" style:display-name="ListLabel 4" style:family="text">
      <style:text-properties style:font-name-complex="OpenSymbol"/>
    </style:style>
    <style:style style:name="ListLabel_20_5" style:display-name="ListLabel 5" style:family="text">
      <style:text-properties style:font-name-complex="Wingdings 2"/>
    </style:style>
    <style:style style:name="ListLabel_20_6" style:display-name="ListLabel 6" style:family="text">
      <style:text-properties style:font-name-complex="OpenSymbol"/>
    </style:style>
    <style:style style:name="Numbering_20_Symbols" style:display-name="Numbering Symbols" style:family="text"/>
    <style:style style:name="WW_5f_CharLFO2LVL1" style:display-name="WW_CharLFO2LVL1" style:family="text">
      <style:text-properties style:font-name="OpenSymbol"/>
    </style:style>
    <style:style style:name="WW_5f_CharLFO2LVL2" style:display-name="WW_CharLFO2LVL2" style:family="text">
      <style:text-properties style:font-name="OpenSymbol"/>
    </style:style>
    <style:style style:name="WW_5f_CharLFO2LVL3" style:display-name="WW_CharLFO2LVL3" style:family="text">
      <style:text-properties style:font-name="OpenSymbol"/>
    </style:style>
    <style:style style:name="WW_5f_CharLFO2LVL4" style:display-name="WW_CharLFO2LVL4" style:family="text">
      <style:text-properties style:font-name="OpenSymbol"/>
    </style:style>
    <style:style style:name="WW_5f_CharLFO2LVL5" style:display-name="WW_CharLFO2LVL5" style:family="text">
      <style:text-properties style:font-name="OpenSymbol"/>
    </style:style>
    <style:style style:name="WW_5f_CharLFO2LVL6" style:display-name="WW_CharLFO2LVL6" style:family="text">
      <style:text-properties style:font-name="OpenSymbol"/>
    </style:style>
    <style:style style:name="WW_5f_CharLFO2LVL7" style:display-name="WW_CharLFO2LVL7" style:family="text">
      <style:text-properties style:font-name="OpenSymbol"/>
    </style:style>
    <style:style style:name="WW_5f_CharLFO2LVL8" style:display-name="WW_CharLFO2LVL8" style:family="text">
      <style:text-properties style:font-name="OpenSymbol"/>
    </style:style>
    <style:style style:name="WW_5f_CharLFO2LVL9" style:display-name="WW_CharLFO2LVL9" style:family="text">
      <style:text-properties style:font-name="OpenSymbol"/>
    </style:style>
    <style:style style:name="WW_5f_CharLFO21LVL1" style:display-name="WW_CharLFO21LVL1" style:family="text">
      <style:text-properties style:font-name="Wingdings 2" style:font-name-complex="Wingdings 2"/>
    </style:style>
    <style:style style:name="WW_5f_CharLFO21LVL2" style:display-name="WW_CharLFO21LVL2" style:family="text">
      <style:text-properties style:font-name="OpenSymbol" style:font-name-complex="OpenSymbol"/>
    </style:style>
    <style:style style:name="WW_5f_CharLFO21LVL3" style:display-name="WW_CharLFO21LVL3" style:family="text">
      <style:text-properties style:font-name="OpenSymbol" style:font-name-complex="OpenSymbol"/>
    </style:style>
    <style:style style:name="WW_5f_CharLFO21LVL4" style:display-name="WW_CharLFO21LVL4" style:family="text">
      <style:text-properties style:font-name="Wingdings 2" style:font-name-complex="Wingdings 2"/>
    </style:style>
    <style:style style:name="WW_5f_CharLFO21LVL5" style:display-name="WW_CharLFO21LVL5" style:family="text">
      <style:text-properties style:font-name="OpenSymbol" style:font-name-complex="OpenSymbol"/>
    </style:style>
    <style:style style:name="WW_5f_CharLFO21LVL6" style:display-name="WW_CharLFO21LVL6" style:family="text">
      <style:text-properties style:font-name="OpenSymbol" style:font-name-complex="OpenSymbol"/>
    </style:style>
    <style:style style:name="WW_5f_CharLFO21LVL7" style:display-name="WW_CharLFO21LVL7" style:family="text">
      <style:text-properties style:font-name="Wingdings 2" style:font-name-complex="Wingdings 2"/>
    </style:style>
    <style:style style:name="WW_5f_CharLFO21LVL8" style:display-name="WW_CharLFO21LVL8" style:family="text">
      <style:text-properties style:font-name="OpenSymbol" style:font-name-complex="OpenSymbol"/>
    </style:style>
    <style:style style:name="WW_5f_CharLFO21LVL9" style:display-name="WW_CharLFO21LVL9" style:family="text">
      <style:text-properties style:font-name="OpenSymbol" style:font-name-complex="OpenSymbol"/>
    </style:style>
    <style:style style:name="WW_5f_CharLFO22LVL1" style:display-name="WW_CharLFO22LVL1" style:family="text">
      <style:text-properties style:font-name="Wingdings 2" style:font-name-complex="Wingdings 2"/>
    </style:style>
    <style:style style:name="WW_5f_CharLFO22LVL2" style:display-name="WW_CharLFO22LVL2" style:family="text">
      <style:text-properties style:font-name="OpenSymbol" style:font-name-complex="OpenSymbol"/>
    </style:style>
    <style:style style:name="WW_5f_CharLFO22LVL3" style:display-name="WW_CharLFO22LVL3" style:family="text">
      <style:text-properties style:font-name="OpenSymbol" style:font-name-complex="OpenSymbol"/>
    </style:style>
    <style:style style:name="WW_5f_CharLFO22LVL4" style:display-name="WW_CharLFO22LVL4" style:family="text">
      <style:text-properties style:font-name="Wingdings 2" style:font-name-complex="Wingdings 2"/>
    </style:style>
    <style:style style:name="WW_5f_CharLFO22LVL5" style:display-name="WW_CharLFO22LVL5" style:family="text">
      <style:text-properties style:font-name="OpenSymbol" style:font-name-complex="OpenSymbol"/>
    </style:style>
    <style:style style:name="WW_5f_CharLFO22LVL6" style:display-name="WW_CharLFO22LVL6" style:family="text">
      <style:text-properties style:font-name="OpenSymbol" style:font-name-complex="OpenSymbol"/>
    </style:style>
    <style:style style:name="WW_5f_CharLFO22LVL7" style:display-name="WW_CharLFO22LVL7" style:family="text">
      <style:text-properties style:font-name="Wingdings 2" style:font-name-complex="Wingdings 2"/>
    </style:style>
    <style:style style:name="WW_5f_CharLFO22LVL8" style:display-name="WW_CharLFO22LVL8" style:family="text">
      <style:text-properties style:font-name="OpenSymbol" style:font-name-complex="OpenSymbol"/>
    </style:style>
    <style:style style:name="WW_5f_CharLFO22LVL9" style:display-name="WW_CharLFO22LVL9" style:family="text">
      <style:text-properties style:font-name="OpenSymbol" style:font-name-complex="OpenSymbol"/>
    </style:style>
    <style:style style:name="WW_5f_CharLFO23LVL1" style:display-name="WW_CharLFO23LVL1" style:family="text">
      <style:text-properties style:font-name="Wingdings 2" style:font-name-complex="Wingdings 2"/>
    </style:style>
    <style:style style:name="WW_5f_CharLFO23LVL2" style:display-name="WW_CharLFO23LVL2" style:family="text">
      <style:text-properties style:font-name="OpenSymbol" style:font-name-complex="OpenSymbol"/>
    </style:style>
    <style:style style:name="WW_5f_CharLFO23LVL3" style:display-name="WW_CharLFO23LVL3" style:family="text">
      <style:text-properties style:font-name="OpenSymbol" style:font-name-complex="OpenSymbol"/>
    </style:style>
    <style:style style:name="WW_5f_CharLFO23LVL4" style:display-name="WW_CharLFO23LVL4" style:family="text">
      <style:text-properties style:font-name="Wingdings 2" style:font-name-complex="Wingdings 2"/>
    </style:style>
    <style:style style:name="WW_5f_CharLFO23LVL5" style:display-name="WW_CharLFO23LVL5" style:family="text">
      <style:text-properties style:font-name="OpenSymbol" style:font-name-complex="OpenSymbol"/>
    </style:style>
    <style:style style:name="WW_5f_CharLFO23LVL6" style:display-name="WW_CharLFO23LVL6" style:family="text">
      <style:text-properties style:font-name="OpenSymbol" style:font-name-complex="OpenSymbol"/>
    </style:style>
    <style:style style:name="WW_5f_CharLFO23LVL7" style:display-name="WW_CharLFO23LVL7" style:family="text">
      <style:text-properties style:font-name="Wingdings 2" style:font-name-complex="Wingdings 2"/>
    </style:style>
    <style:style style:name="WW_5f_CharLFO23LVL8" style:display-name="WW_CharLFO23LVL8" style:family="text">
      <style:text-properties style:font-name="OpenSymbol" style:font-name-complex="OpenSymbol"/>
    </style:style>
    <style:style style:name="WW_5f_CharLFO23LVL9" style:display-name="WW_CharLFO23LVL9" style:family="text">
      <style:text-properties style:font-name="OpenSymbol" style:font-name-complex="OpenSymbol"/>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OpenSymbol" style:font-name-complex="OpenSymbol"/>
    </style:style>
    <style:style style:name="WW_5f_CharLFO29LVL3" style:display-name="WW_CharLFO29LVL3" style:family="text">
      <style:text-properties style:font-name="OpenSymbol" style:font-name-complex="OpenSymbol"/>
    </style:style>
    <style:style style:name="WW_5f_CharLFO29LVL4" style:display-name="WW_CharLFO29LVL4" style:family="text">
      <style:text-properties style:font-name="Wingdings 2" style:font-name-complex="Wingdings 2"/>
    </style:style>
    <style:style style:name="WW_5f_CharLFO29LVL5" style:display-name="WW_CharLFO29LVL5" style:family="text">
      <style:text-properties style:font-name="OpenSymbol" style:font-name-complex="OpenSymbol"/>
    </style:style>
    <style:style style:name="WW_5f_CharLFO29LVL6" style:display-name="WW_CharLFO29LVL6" style:family="text">
      <style:text-properties style:font-name="OpenSymbol" style:font-name-complex="OpenSymbol"/>
    </style:style>
    <style:style style:name="WW_5f_CharLFO29LVL7" style:display-name="WW_CharLFO29LVL7" style:family="text">
      <style:text-properties style:font-name="Wingdings 2" style:font-name-complex="Wingdings 2"/>
    </style:style>
    <style:style style:name="WW_5f_CharLFO29LVL8" style:display-name="WW_CharLFO29LVL8" style:family="text">
      <style:text-properties style:font-name="OpenSymbol" style:font-name-complex="OpenSymbol"/>
    </style:style>
    <style:style style:name="WW_5f_CharLFO29LVL9" style:display-name="WW_CharLFO29LVL9" style:family="text">
      <style:text-properties style:font-name="OpenSymbol" style:font-name-complex="OpenSymbol"/>
    </style:style>
    <style:style style:name="WW_5f_CharLFO30LVL1" style:display-name="WW_CharLFO30LVL1" style:family="text">
      <style:text-properties style:font-name="Symbol"/>
    </style:style>
    <style:style style:name="WW_5f_CharLFO30LVL2" style:display-name="WW_CharLFO30LVL2" style:family="text">
      <style:text-properties style:font-name="OpenSymbol" style:font-name-complex="OpenSymbol"/>
    </style:style>
    <style:style style:name="WW_5f_CharLFO30LVL3" style:display-name="WW_CharLFO30LVL3" style:family="text">
      <style:text-properties style:font-name="OpenSymbol" style:font-name-complex="OpenSymbol"/>
    </style:style>
    <style:style style:name="WW_5f_CharLFO30LVL4" style:display-name="WW_CharLFO30LVL4" style:family="text">
      <style:text-properties style:font-name="Wingdings 2" style:font-name-complex="Wingdings 2"/>
    </style:style>
    <style:style style:name="WW_5f_CharLFO30LVL5" style:display-name="WW_CharLFO30LVL5" style:family="text">
      <style:text-properties style:font-name="OpenSymbol" style:font-name-complex="OpenSymbol"/>
    </style:style>
    <style:style style:name="WW_5f_CharLFO30LVL6" style:display-name="WW_CharLFO30LVL6" style:family="text">
      <style:text-properties style:font-name="OpenSymbol" style:font-name-complex="OpenSymbol"/>
    </style:style>
    <style:style style:name="WW_5f_CharLFO30LVL7" style:display-name="WW_CharLFO30LVL7" style:family="text">
      <style:text-properties style:font-name="Wingdings 2" style:font-name-complex="Wingdings 2"/>
    </style:style>
    <style:style style:name="WW_5f_CharLFO30LVL8" style:display-name="WW_CharLFO30LVL8" style:family="text">
      <style:text-properties style:font-name="OpenSymbol" style:font-name-complex="OpenSymbol"/>
    </style:style>
    <style:style style:name="WW_5f_CharLFO30LVL9" style:display-name="WW_CharLFO30LVL9" style:family="text">
      <style:text-properties style:font-name="OpenSymbol" style:font-name-complex="OpenSymbol"/>
    </style:style>
    <style:style style:name="WW_5f_CharLFO31LVL1" style:display-name="WW_CharLFO31LVL1" style:family="text">
      <style:text-properties style:font-name="Symbol"/>
    </style:style>
    <style:style style:name="WW_5f_CharLFO31LVL2" style:display-name="WW_CharLFO31LVL2" style:family="text">
      <style:text-properties style:font-name="OpenSymbol" style:font-name-complex="OpenSymbol"/>
    </style:style>
    <style:style style:name="WW_5f_CharLFO31LVL3" style:display-name="WW_CharLFO31LVL3" style:family="text">
      <style:text-properties style:font-name="OpenSymbol" style:font-name-complex="OpenSymbol"/>
    </style:style>
    <style:style style:name="WW_5f_CharLFO31LVL4" style:display-name="WW_CharLFO31LVL4" style:family="text">
      <style:text-properties style:font-name="Wingdings 2" style:font-name-complex="Wingdings 2"/>
    </style:style>
    <style:style style:name="WW_5f_CharLFO31LVL5" style:display-name="WW_CharLFO31LVL5" style:family="text">
      <style:text-properties style:font-name="OpenSymbol" style:font-name-complex="OpenSymbol"/>
    </style:style>
    <style:style style:name="WW_5f_CharLFO31LVL6" style:display-name="WW_CharLFO31LVL6" style:family="text">
      <style:text-properties style:font-name="OpenSymbol" style:font-name-complex="OpenSymbol"/>
    </style:style>
    <style:style style:name="WW_5f_CharLFO31LVL7" style:display-name="WW_CharLFO31LVL7" style:family="text">
      <style:text-properties style:font-name="Wingdings 2" style:font-name-complex="Wingdings 2"/>
    </style:style>
    <style:style style:name="WW_5f_CharLFO31LVL8" style:display-name="WW_CharLFO31LVL8" style:family="text">
      <style:text-properties style:font-name="OpenSymbol" style:font-name-complex="OpenSymbol"/>
    </style:style>
    <style:style style:name="WW_5f_CharLFO31LVL9" style:display-name="WW_CharLFO31LVL9" style:family="text">
      <style:text-properties style:font-name="OpenSymbol" style:font-name-complex="OpenSymbol"/>
    </style:style>
    <style:style style:name="WW_5f_CharLFO32LVL1" style:display-name="WW_CharLFO32LVL1" style:family="text">
      <style:text-properties style:font-name="Symbol"/>
    </style:style>
    <style:style style:name="WW_5f_CharLFO32LVL2" style:display-name="WW_CharLFO32LVL2" style:family="text">
      <style:text-properties style:font-name="OpenSymbol" style:font-name-complex="OpenSymbol"/>
    </style:style>
    <style:style style:name="WW_5f_CharLFO32LVL3" style:display-name="WW_CharLFO32LVL3" style:family="text">
      <style:text-properties style:font-name="OpenSymbol" style:font-name-complex="OpenSymbol"/>
    </style:style>
    <style:style style:name="WW_5f_CharLFO32LVL4" style:display-name="WW_CharLFO32LVL4" style:family="text">
      <style:text-properties style:font-name="Wingdings 2" style:font-name-complex="Wingdings 2"/>
    </style:style>
    <style:style style:name="WW_5f_CharLFO32LVL5" style:display-name="WW_CharLFO32LVL5" style:family="text">
      <style:text-properties style:font-name="OpenSymbol" style:font-name-complex="OpenSymbol"/>
    </style:style>
    <style:style style:name="WW_5f_CharLFO32LVL6" style:display-name="WW_CharLFO32LVL6" style:family="text">
      <style:text-properties style:font-name="OpenSymbol" style:font-name-complex="OpenSymbol"/>
    </style:style>
    <style:style style:name="WW_5f_CharLFO32LVL7" style:display-name="WW_CharLFO32LVL7" style:family="text">
      <style:text-properties style:font-name="Wingdings 2" style:font-name-complex="Wingdings 2"/>
    </style:style>
    <style:style style:name="WW_5f_CharLFO32LVL8" style:display-name="WW_CharLFO32LVL8" style:family="text">
      <style:text-properties style:font-name="OpenSymbol" style:font-name-complex="OpenSymbol"/>
    </style:style>
    <style:style style:name="WW_5f_CharLFO32LVL9" style:display-name="WW_CharLFO32LVL9" style:family="text">
      <style:text-properties style:font-name="OpenSymbol" style:font-name-complex="OpenSymbol"/>
    </style:style>
    <style:style style:name="WW_5f_CharLFO33LVL1" style:display-name="WW_CharLFO33LVL1" style:family="text">
      <style:text-properties style:font-name="Symbol"/>
    </style:style>
    <style:style style:name="WW_5f_CharLFO33LVL2" style:display-name="WW_CharLFO33LVL2" style:family="text">
      <style:text-properties style:font-name="OpenSymbol" style:font-name-complex="OpenSymbol"/>
    </style:style>
    <style:style style:name="WW_5f_CharLFO33LVL3" style:display-name="WW_CharLFO33LVL3" style:family="text">
      <style:text-properties style:font-name="OpenSymbol" style:font-name-complex="OpenSymbol"/>
    </style:style>
    <style:style style:name="WW_5f_CharLFO33LVL4" style:display-name="WW_CharLFO33LVL4" style:family="text">
      <style:text-properties style:font-name="Wingdings 2" style:font-name-complex="Wingdings 2"/>
    </style:style>
    <style:style style:name="WW_5f_CharLFO33LVL5" style:display-name="WW_CharLFO33LVL5" style:family="text">
      <style:text-properties style:font-name="OpenSymbol" style:font-name-complex="OpenSymbol"/>
    </style:style>
    <style:style style:name="WW_5f_CharLFO33LVL6" style:display-name="WW_CharLFO33LVL6" style:family="text">
      <style:text-properties style:font-name="OpenSymbol" style:font-name-complex="OpenSymbol"/>
    </style:style>
    <style:style style:name="WW_5f_CharLFO33LVL7" style:display-name="WW_CharLFO33LVL7" style:family="text">
      <style:text-properties style:font-name="Wingdings 2" style:font-name-complex="Wingdings 2"/>
    </style:style>
    <style:style style:name="WW_5f_CharLFO33LVL8" style:display-name="WW_CharLFO33LVL8" style:family="text">
      <style:text-properties style:font-name="OpenSymbol" style:font-name-complex="OpenSymbol"/>
    </style:style>
    <style:style style:name="WW_5f_CharLFO33LVL9" style:display-name="WW_CharLFO33LVL9" style:family="text">
      <style:text-properties style:font-name="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I" text:start-value="1000">
        <style:list-level-properties/>
      </text:list-level-style-number>
      <text:list-level-style-number text:level="2" style:num-format="i" text:start-value="10"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21LVL1" text:bullet-char="">
        <style:list-level-properties/>
        <style:text-properties style:font-name="Wingdings 2"/>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Wingdings 2"/>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Wingdings 2"/>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2LVL1" text:bullet-char="">
        <style:list-level-properties/>
        <style:text-properties style:font-name="Wingdings 2"/>
      </text:list-level-style-bullet>
      <text:list-level-style-bullet text:level="2" text:style-name="WW_5f_CharLFO22LVL2" text:bullet-char="◦">
        <style:list-level-properties/>
        <style:text-properties style:font-name="OpenSymbol"/>
      </text:list-level-style-bullet>
      <text:list-level-style-bullet text:level="3" text:style-name="WW_5f_CharLFO22LVL3" text:bullet-char="▪">
        <style:list-level-properties/>
        <style:text-properties style:font-name="OpenSymbol"/>
      </text:list-level-style-bullet>
      <text:list-level-style-bullet text:level="4" text:style-name="WW_5f_CharLFO22LVL4" text:bullet-char="">
        <style:list-level-properties/>
        <style:text-properties style:font-name="Wingdings 2"/>
      </text:list-level-style-bullet>
      <text:list-level-style-bullet text:level="5" text:style-name="WW_5f_CharLFO22LVL5" text:bullet-char="◦">
        <style:list-level-properties/>
        <style:text-properties style:font-name="OpenSymbol"/>
      </text:list-level-style-bullet>
      <text:list-level-style-bullet text:level="6" text:style-name="WW_5f_CharLFO22LVL6" text:bullet-char="▪">
        <style:list-level-properties/>
        <style:text-properties style:font-name="OpenSymbol"/>
      </text:list-level-style-bullet>
      <text:list-level-style-bullet text:level="7" text:style-name="WW_5f_CharLFO22LVL7" text:bullet-char="">
        <style:list-level-properties/>
        <style:text-properties style:font-name="Wingdings 2"/>
      </text:list-level-style-bullet>
      <text:list-level-style-bullet text:level="8" text:style-name="WW_5f_CharLFO22LVL8" text:bullet-char="◦">
        <style:list-level-properties/>
        <style:text-properties style:font-name="OpenSymbol"/>
      </text:list-level-style-bullet>
      <text:list-level-style-bullet text:level="9" text:style-name="WW_5f_CharLFO2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23LVL1" text:bullet-char="">
        <style:list-level-properties/>
        <style:text-properties style:font-name="Wingdings 2"/>
      </text:list-level-style-bullet>
      <text:list-level-style-bullet text:level="2" text:style-name="WW_5f_CharLFO23LVL2" text:bullet-char="◦">
        <style:list-level-properties/>
        <style:text-properties style:font-name="OpenSymbol"/>
      </text:list-level-style-bullet>
      <text:list-level-style-bullet text:level="3" text:style-name="WW_5f_CharLFO23LVL3" text:bullet-char="▪">
        <style:list-level-properties/>
        <style:text-properties style:font-name="OpenSymbol"/>
      </text:list-level-style-bullet>
      <text:list-level-style-bullet text:level="4" text:style-name="WW_5f_CharLFO23LVL4" text:bullet-char="">
        <style:list-level-properties/>
        <style:text-properties style:font-name="Wingdings 2"/>
      </text:list-level-style-bullet>
      <text:list-level-style-bullet text:level="5" text:style-name="WW_5f_CharLFO23LVL5" text:bullet-char="◦">
        <style:list-level-properties/>
        <style:text-properties style:font-name="OpenSymbol"/>
      </text:list-level-style-bullet>
      <text:list-level-style-bullet text:level="6" text:style-name="WW_5f_CharLFO23LVL6" text:bullet-char="▪">
        <style:list-level-properties/>
        <style:text-properties style:font-name="OpenSymbol"/>
      </text:list-level-style-bullet>
      <text:list-level-style-bullet text:level="7" text:style-name="WW_5f_CharLFO23LVL7" text:bullet-char="">
        <style:list-level-properties/>
        <style:text-properties style:font-name="Wingdings 2"/>
      </text:list-level-style-bullet>
      <text:list-level-style-bullet text:level="8" text:style-name="WW_5f_CharLFO23LVL8" text:bullet-char="◦">
        <style:list-level-properties/>
        <style:text-properties style:font-name="OpenSymbol"/>
      </text:list-level-style-bullet>
      <text:list-level-style-bullet text:level="9" text:style-name="WW_5f_CharLFO2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initial-creator>lucidbee</meta:initial-creator>
    <dc:creator>lucidbee </dc:creator>
    <meta:creation-date>2012-08-06T22:01:00Z</meta:creation-date>
    <dc:date>2012-08-14T14:56:18</dc:date>
    <meta:editing-cycles>19</meta:editing-cycles>
    <meta:editing-duration>PT2H50M55S</meta:editing-duration>
    <meta:document-statistic meta:table-count="1" meta:image-count="0" meta:object-count="0" meta:page-count="20" meta:paragraph-count="639" meta:word-count="5221" meta:character-count="30786"/>
    <meta:template xlink:type="simple" xlink:actuate="onRequest" xlink:title="" xlink:href="Normal.dotm"/>
  </office:meta>
</office:document-meta>
</file>